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Comic Sans MS" svg:font-family="'Comic Sans MS'"/>
    <style:font-face style:name="Comic Sans MS1" svg:font-family="'Comic Sans MS'" style:font-pitch="variable"/>
    <style:font-face style:name="Impact" svg:font-family="Impact"/>
    <style:font-face style:name="Impact1" svg:font-family="Impac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577cm" fo:min-width="2.5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none" fo:min-height="0.191cm" fo:min-width="2.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1cm" svg:stroke-color="#000000" draw:stroke-linejoin="miter" svg:stroke-linecap="butt" draw:fill="solid" draw:fill-color="#000000" fo:padding-top="0.175cm" fo:padding-bottom="0.175cm" fo:padding-left="0.3cm" fo:padding-right="0.3cm" draw:shadow="hidden"/>
    </style:style>
    <style:style style:name="gr5" style:family="graphic" style:parent-style-name="standard">
      <style:graphic-properties draw:stroke="none" draw:fill="none" fo:min-height="0.716cm" fo:min-width="2.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fo:min-height="0.389cm" fo:min-width="2.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fo:min-height="0.394cm" fo:min-width="2.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fo:min-height="0.397cm" fo:min-width="2.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fo:min-height="0.315cm" fo:min-width="2.5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T1" style:family="text">
      <style:text-properties fo:color="#000000" loext:opacity="100%" style:font-name="Times New Roman1" fo:font-size="18pt" style:font-name-asian="Times New Roman1" style:font-size-asian="18pt" style:font-name-complex="Times New Roman1" style:font-size-complex="18pt"/>
    </style:style>
    <style:style style:name="T2" style:family="text">
      <style:text-properties fo:color="#000000" loext:opacity="100%" style:font-name="Impact" fo:font-size="6.5pt" style:font-name-asian="Impact" style:font-size-asian="6.5pt" style:font-name-complex="Impact" style:font-size-complex="6.5pt"/>
    </style:style>
    <style:style style:name="T3" style:family="text">
      <style:text-properties fo:color="#000000" loext:opacity="100%" style:font-name="Comic Sans MS" fo:font-size="21.5pt" style:font-name-asian="Comic Sans MS" style:font-size-asian="21.5pt" style:font-name-complex="Comic Sans MS" style:font-size-complex="21.5pt"/>
    </style:style>
    <style:style style:name="T4" style:family="text">
      <style:text-properties fo:color="#000000" loext:opacity="100%" style:font-name="Arial" fo:font-size="12pt" style:font-name-asian="Arial" style:font-size-asian="12pt" style:font-name-complex="Arial" style:font-size-complex="12pt"/>
    </style:style>
    <style:style style:name="T5" style:family="text">
      <style:text-properties fo:color="#1b1918" loext:opacity="100%" style:font-name="Times New Roman1" fo:font-size="10pt" style:font-name-asian="Times New Roman1" style:font-size-asian="10pt" style:font-name-complex="Times New Roma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1" draw:layer="layout" svg:width="9.913cm" svg:height="0.704cm" svg:x="1.956cm" svg:y="0.305cm">
          <draw:text-box>
            <text:p><text:span text:style-name="T1">Βιοτεχνία Πλεκτών</text:span></text:p>
          </draw:text-box>
        </draw:frame>
        <draw:path draw:style-name="gr2" draw:text-style-name="P2" draw:layer="layout" svg:width="1.091cm" svg:height="1.543cm" svg:x="1.803cm" svg:y="1.255cm" svg:viewBox="0 0 1092 1544" svg:d="M201 103c442 751 293 939 55 1255h513c66 0 130 0 159-30 30-29 28-23 47-127l117 4-20 339h-1072v-56c476-659 479-606 31-1433v-55h1046v269h-121c-28-103-31-119-52-136-37-32-109-30-171-30z">
          <text:p/>
        </draw:path>
        <draw:frame draw:style-name="gr3" draw:text-style-name="P1" draw:layer="layout" svg:width="5.167cm" svg:height="0.277cm" svg:x="0.295cm" svg:y="2.86cm">
          <draw:text-box>
            <text:p><text:span text:style-name="T2">ΑΦΟΙ ΣΤΕΦΑΝΙΔΗ</text:span></text:p>
          </draw:text-box>
        </draw:frame>
        <draw:path draw:style-name="gr4" draw:text-style-name="P2" draw:layer="layout" svg:width="1.346cm" svg:height="1.493cm" svg:x="0.314cm" svg:y="1.312cm" svg:viewBox="0 0 1347 1494" svg:d="M1332 105c-223 151-298 411-342 677-35 194-53 510-257 678-170 103-285-161-733 34 412-402 619 31 794-289 121-305 106-796 341-1050 43-50 142-116 207-155 6 30 9 73-10 105z">
          <text:p/>
        </draw:path>
        <draw:g>
          <draw:path draw:style-name="gr2" draw:text-style-name="P2" draw:layer="layout" svg:width="0.654cm" svg:height="1.065cm" svg:x="1.421cm" svg:y="1.225cm" svg:viewBox="0 0 655 1066" svg:d="M602 980zM602 980zM343 1049zM343 1049zM585 875c2-1 1 0 1-2l7 12c2 4 2 2 3 5 0 1 0 1 1 2 3 3-1 0 2 6l2 5c0 1 0 2 0 2 0 2 1 2 1 3 0 2-1 1 0 3 0 3 1 4-2 5l1 2c-3 2 0 1-3 6-1 2 0 2-2 3 1 2 1 1-3 3-2 1-1 1-3 0-2-2-2-4-3-6v-1c-1-3 0 3 0-1-1-3-2-1-2-3 0-1 0-1 0-1 0-1 0-1 0-1v-1-2-1c0-2 0-1 0-3-2-8-1-4-1-6 0-1 0-2 0-3h1c-1-2 0-1 0-2v-2-1-2c1-1 0 0 0-1l1-3v-5-1l-1-1c3-1 1 0 1-3-1-3 0-3-1-5zM585 875zM407 944l22-11c1 0 2-1 2-1l27-13c0 0 1 1 1 2 1 2 1 0 1 1 1 0 0-1 1 1l4 9-4 2c1 1 1 0 1 2-1 0-2 0-3 1l-3 4v1l-2 2c-1 1 1-1 0 1l-4 4c-2 2-2 1-4 3v1c-2 1 0 0-1 1l-2 2c-5 1-5 3-7 4-1 1-3 2-5 2-1 0-1 0-1-1-3-2-2 0-3-2-2 1-3 1-4-1-2 2-1 2-3 1-4-2-3-1-6-3-1-1-1-1-1-1-1-1-1-1-2-1v-1l-5-4c-2-2-2-5-2-6l2-1c2 0 1 0 1 0zM407 944zM176 1035c1 0 3-1 4-1 2 0 0 0 2 1 1 1 2 1 4 0 2 0 1 1 3 0 0 0 1 0 2-1 1 2 0 1 1 2 1 0 4 1 6 0l1 2c3-2 1-1 7 0l3 1c1 0 0 0 1 0 1 1 1 1 4 0 1 2 2 2 4 2 2-1 2 0 6 0h5c1 0 1 0 1 0 2 0 2-1 3 1 1 0 1 0 2 0s-1 2 4-1c1 1 2 1 3 1h4c1 0 0 0 2 0 1 0 1 1 2 1 2-1 2-2 4 0 3-1 5 0 8-2l1 1c2 0 2 0 4 0l4-1 1 2c6-3 4-3 6-1 4-2 5-2 9-2 2 0 1-1 1 1 2-1 3-2 5-2 2-1 3-1 5-2 1 1 0-1 1 1 2-1 4-1 7-2 2 0 4-2 6-1 1 0 1-1 1 1 3-4 3 0 11-3 1 0 0-1 1 1 4-2 5-2 9-4 1 1 0-1 0 2l10-5c-1 1-1 1-2 3 6-3 12-7 18-8h1c1-1 2-2 5-3 1 0 1 0 2-1l5-1c-1 2-2 3-4 4s-5 2-7 3c-3 2-1 1-2 2 0 1 1 0-1 1-4 3-25 14-28 14-1-1-1-1-3-1-1 1-4 3-6 3l-6 2c-2 0-5 1-7 2v-1c-1 0-3 1-4 2-2 0-2 0-3-1l-2 1-8 1c-1 0-1 0-1 0l-6 1c0 0-1-1-4 1-1-1-1-1-1-2-3 1-3 1-5 2v-2l-4 2c-2-1 0-2-4 0-3-4-3 2-6-2-6 3-6 1-11 2-3 1-2 2-4 0-2 1-2 1-3-1-1 0-2 1-3 1-3 1 0 0-4 0-2-1 0 1-1-2-1 1-2 1-3 1s1 0-1 0c-1 0 0 0-2 0-1-2-2-1-4 0l-1-2c-4 2-3 1-4 1h-1c-2 0-3-1-5-1 0 1-1 1-1 1-1 0-2-1-2-1-1-1-1 0-1-1-4 1-2 0-5-1-1 0 1-1-2 0-1-1 0 0-1-1-2-2-2-2-5 0-1-3-1-2-3-3-1 0-1 0-1 0-3 0-4-2-7-1-1-2 0-1-2-2l-3-1c-2-1-3-2-5-3zM176 1035zM352 945zM352 945zM478 843c2-1 3 0 5 1l4 2c1 0 0-1 2 0 1 1 0 0 1 2l3-1c2 4 1-1 3 3l2-1 1 2c2-1 3 0 4 1 1 0 1 0 0 2 0 3-1-1 0 2l-1 1c1 2 1 2-1 3 1 2 0 1 0 3v3l-1 1c1 3 0 0 0 3l-1 2c-2-3-3-4-4-7-1-2-2-4-6-7-1-1 1 1-1-1 0-1-1-2-2-3l-2-3-1-1c-1-1 0 0-1-1-1-2-3-5-4-6zM478 843zM117 998l3-1c1 1 2 1 4 1s2-1 3 1h3c3 0 6 2 9 2 2 1-1 0 1 0 1 0 1 0 2 2 3-2 8-1 9 2l4-2c1 3 1 1 3 3 4-2 2-1 4-1 1 0 1 0 3 0l5-1h1c1 0 1 1 3 1 1 0 2-1 2-1l1 1c2-1 3-1 4 1 2-1 0 0 1 0h8c1 0 1 0 2 0h2c1 0 0 0 2-1v2c3-1 4-1 6-2l1 1c3-1 4-1 6-1h1c1 0 1 0 2 1l3-2 1 2c2-1 3-2 4 0 4-2 4 0 6-1h8c1 0 0 0 2 0h3c3 0 4-3 5 0 2-1 2 0 4-1l1 1h1l1 1 3-2c1 1 0 1 1 2 1 0 2-1 2-1 2-1 3 0 4 0s2 0 3 0 0-1 1 1c2-1 2-1 5-2 1 1-1 0 0 1 2-1 4-3 6 0 2-1 2-1 4-2v2c4-2 1-1 4-1 2 0 1-1 3 1l4-1c1 1 2 1 4 0l1 1 4-2c1 1 1 1 2 2 1-1 2-1 3 0 3-1 3-1 5-2 2 1-1-1 0 1 1 1-1 0 1 0 1 0 2-1 3-1 1 1 1 0 2 1 0 0-1 0 1 0 0 0 3-1 4-1 1 1-1-2 0 0 0 1-1 0 0 1 3-1 4-3 6 0 1-1 2-2 4-2 0 0 1-1 2-1v1h1c3-1 4-1 7-3v2c2-1 3-2 5-2h1c1 0 4-1 6-2 1 1 1 0 3 0l5-1 1 2c5-3 6-5 7-2l9-4 1 1c2-1 5-3 8-3 4 0-2 1 1 0 4-1 6-2 10-4 0 1 0 0 0 1v1c3-1 5-3 8-2h1l10-5c-1 2-1 0 0 2l-6 3v1c-1 1 0 1-2 2l-5 3c-3 3-8 4-11 6-4 3-4 2-5 2-1 1 0 1-1 1-2 1-4 3-7 3h-1l-5 2c-4 2-6 3-10 3l-8 1v-2c-3 1-3 1-4-1-1 1-2 1-3 1-2 0-2 0-3-1l-2-1c-6 4-2 6 0 9 2-1 4 0 6 1-2 1 0 1-3 2h-3c0 2 0 1-1 2l-1-1c-2 1-4 2-6 2h-1c-1 0-1 0-1 0l-3 1c-3 2-3 1-5 2l-1-1c-2 1-3 1-4 0-1 0-2 0-3 0-3 0-3 2-4-1-2 1-1 1-3 1s1-1-2 0l-1-2-2 1-4-4c-1-2-2-3-3-5-2 2-1 2-5 4 1 2 1 4 4 6 1 1 5 3 3 5-1 0-2 0-5 1h-2c-2 1-2 1-3 0l-6 3c-1-1-2-1-3-1s-2-1-3-2l-2-1c-5 2-4 0-8 1l-4-1c-1 0 0 1-1-1l-2 1c-1-2-3-3-4-3-2-1 0-1-2 0-2-3-1-1-2-2-2-2-2-3-3-4-1 0-1 0-3 1l-1-2c-3 2-2 1-5 1 0 2 1 1-1 2 0 1 1 3 1 3l2 2c1 0 1 0 1 0l7 4c2 1 1 0 2 1 2 2 1 1 2 2-2 1-2 1-2-1-3 1-3 1-5 1v-1c-3 1-4 1-7 1h-1c-2-1-2 1-4-2-3 2-3 1-6 2h-1c-2 0-2 0-3-1h-3c-1 0 0-1-2 0 0-1 0-1-1-1v-1c-1-1-2-1-2-2-4 2-4 1-6-1-3-1-1 1-2-2-1-2-1-1-2-3-3 1-3 1-5 2-1 0-1-1-2-1s-1 1-2-1c-2 1-3 0-4 0v-1c-2-1-4-3-6-5h-1c-1-1-1-1-2-2-4-3-3-6-8-1l2 3c3 2 5 6 8 8 1 1 0 0 1 1-3 1-3 0-5 0l-8-1c-1 1-1 1-2 1l-1-1c-2-1-2 2-4-1-5 2-1 0-8 0-2 1-3 1-5 0l-2 1c-2-2 0-1-2-2l-8-2c-1 0 0 1-2-1-3 1-4 2-6 0-2-1-3-1-5-2l-3-2c0 0-4-1-7-5l-1 1-3-3c-1-1-1-1-2-3h-2c-1-1-3-2-4-4-1 1-1 1-2 1-2-4-2-3-2-7 2 0 1 1 3 0 2 2 1 1 4 2h4zM117 998zM412 818c2 0 6-3 9-4 1 3 1 0 4 0h3l14 9c1 1 2 3 4 4h1c1 0 2 1 3 2 2 2 3 5 5 7 1 1 1 1 2 1l2 2c-2 1-1 0-1 2-5 3-8 5-13 7v1c1 0 1 0 1 0 0 1 0-1 0 0-1 1-1 1-3 2 1 2 1 2 1 3 1 1 1 1 2 2 2 0 3-1 5-2 0 0 1 0 2 0h1c4-1 2 0 5 0s5 1 7 3h1c0 1 0 1 0 1 0 0 1 0 1 1h1l12 8c2 1 3 3 4 5 1 5 5 11 9 17-4 1-1 0-1 2l-3 6c-1 1-2 1-2 1-1 2 1-1 0 1 0 1 0 0 0 1l-6 13-1 3c-1 3-4 5-7 4 0 0-1 0-1-1l-2-1c-1-3-3-7-5-10-1-2 0-1-1-4-1-2-1-1-1-3v-1c0-1 0 0 0-1l-2-3c-2-5-4-12-7-15l-1-2c-1-3 0-1-2-3-3-4-3-5-5-6-2-2-3-5-4-7-6-6-10-22-16-26-2-2-2-4-4-5s-4-5-5-7c-1-1-2-2-2-2-1-2 0-1-1-2-2-4-1 0-3-3zM412 818zM82 976l-2-5c2-1 2 0 4 1 0 1 0 0 1 1 2-1 2 0 4 1h3c2 0 1 1 3 0h1c2 0 2 0 5 0 2 0 1-1 2 1 1 0 2-1 2-1 2-1 3 0 4 0s0 0 1 1c2 0 0 0 1 0h5c2-1 3-2 4 0 2-1 1 0 3-1l1 2c2-1 4-2 6-2s1 0 2 2c1-1 2-1 2-1 1 0 1 0 4 0h1c2 0 3 1 6 0v1l5-1c3 0 3-2 5 0 2 0 2 0 4 0 3 0 3-2 4 1 2-1 2-2 4-1 3 0 1 0 2 0h1 3c1 0 4-1 5-1v1c2-1 4-1 6-1h1 1 2 1c6-1 0 1 7-1 2 2 0-1 1 1 0 0-1-1 0 1 3-2 3-2 4 0 4-2 5-1 10-2v1c2-1 3-1 4 0 4-1 3-1 5 0 6-3 5-2 6 0l3-2 1 1 3-1c1 1 1 0 1 1 3-1 4-2 6 0l3-1c1 1 0 1 1 1 1-1 3-1 3-2 2 1 0 1 2 1 0 0 0-1 1-1h4c1 0 2 1 8-2v2c5-3 4-1 6-1s4-2 5 0l5-3c2 2-1 0 0 1 3 1 6-1 8-2 0 1 0-1 0 2 3-2 5-2 7-3l1 1c2-1 3-1 4-2 1 0 2 0 3 0 3-1 3-1 5-1l1 1c3-1 4-2 7-3v2c2-1 5-2 6-2h1c1 0 3-1 4-2 3 2 5 0 8 0l5-1c1 0 0-1 1 1 2-1 4-2 6-2 3-1 1 1 5-1 2-1 3-1 5-2 0 2 0 1 0 1l4-2c2 1 1 1 2 2 1-1 3-2 4-2 3-1 3 0 5 0l6-3c1 1 0-1 1 2 3-2 7-4 9-4 3-1 2 0 4-1 1 0 4-2 5-2 1 1 1 2 2 3 2 2 1 1 3 3l5 7c1 1-1 0 1 1h1 1c2 1-1 0 1 1 2 2 4 2 6 5 2-1 2 0 3 0h1c2 0 3 1 5 2-4 2-7 4-11 5-2 0 0 0-1 0-1 1 0 1-1 1-2 1-2 1-4 2l-1-2-9 5c-2-2-1 1-3 0h-2c0 0 2 0 0 2l-1-2c-1 1-3 2-4 2-2 1-4 0-5 1l-6 2-1-1c-7 3-5 1-8 2l-1-2c-2 1-1 0-4-2h-1-1c-1 0 0 1-1 1-1-1-1 1-2-1-2 0-3 1-5 0v-1c-1-1 0 0-1-1-1 1-2 2 0 0l-1-1h-1c-1-1-2-2-4-3l-1-1c-1-1 1-2-2-1-1-2-2-2-3-4l-6 2c1 2 1 3 3 5l4 5c4-1 5 3 7 4l2 1c1 0 2 0 2 2-2 1-4 1-6 2 0 0 1-1-1 0-1 0-2 1-3 1l-1-1c-4 2-2 1-2 0-3 2-5 2-8 3l-5 1c-4 0 0-1-3 0-3 0-2 1-3-1-1 0-3 2-4 1h-1c-1 0 2-2-1 0-1-1-1-2-2-2-2-2-1-1-2-3-1 0-1 1-1 1l-5-2c-1 0-1 0-1 0-3 0 0 1-2-1l-5-4c0 0 0-1-1-1l-6-5c-1-1-2-3-3-4l-3 2c1 4 2 6 5 10 2 1 3 1 4 2l4 6c1 0 1 0 2 0l2 1c-3 1-2 0-4 1-1 0-1 0-2 0-4 1-1-2-6 1-1-2 0-2-2-2l-6 1h-1c-1 0 0 0-2 1v-2c-2 1-2 1-4 2v-1c-3 1-3 0-5 1v-1c-4 2-5 1-8-1-1 0-1 0-2-1-1-2-3-3-4-5-2 1-2-1-3-2-2-2-1-4-3-4s0 0-1 0c0 1-1 1-1 1-2 1-2 1-3 2 1 3 2 5 4 6l4 4c-2 0-2 0-4 1-1 0-1 0-1-1-2 1-3 2-5 0l-4 1c-3 0-3 1-4-1-5 2-2 0-5 0-1 0-1 1-2 1-2 0-2 0-3-1l-1 1c-2-4-1 0-3-3l-1 1c-1-2-2-2-4-3 0 0 1 1-1-1 0-1-1-1-2-2v-1l-4-4c-1-1-1-1-2-2-1 0-1 0-1 1-2 1 0-1 0 0 0 0-5 3 2 9l3 5c-2 0-6 0-8 0h-6c-3 1-3 3-5 0-2 1-2 2-4 0-1 1-2 0-4 0-1 0-2 0-3 0h-5c-2 0-1 0-2-2-2 1-2 1-4 2v-2c-6 2-7 3-11 1l-5-1c-2-1-2 0-3-2-3 1-3 1-6 0v-1c-4-1-5 1-7-1-2 0-2 0-3-1h-1c-1-1 0 0-1 0l-3-4c-2-2-3-1-5-4-1 1-1 1-1 1-1 2 0 0 0 1v1c0 1-1 2 0 4-1 0-2-1-2-1h-6c-1 0-3 0-3-1-1-2 1 1 0-1-5 2-5-1-10-1-2 0-3 1-4 1l-1-1c-2 1-2 1-3-1-2 1-2 1-4-1l-4-3-1-1c-1-1 0 1-1-1zM82 976zM173 919zM173 919zM244 882h1zM244 882zM352 945c-2-1-5 1-7 2h-2c-1 1-1 0-3 0l-3 2c-2 0-1 0-2 0h-4c-2 1-1-1-6 1l-1-1-6 3v-1c-1 0-2 0-4 1-1-1-2-2-4-3-4 0 2 1-1 0l-12-5c-3-2-5-2-7-4-4-2-6-5-7-9-4 0-3 1-3-1l-3 1c2 4-1 1 0 4 0 1 1 1 3 2-2 1-1-1-1 2 2-1 2 1 5 4 1 2 1 2 2 3h2c1 0 1 2 5 3 2 1 3 2 4 3 2 0 2 0 4 1-2 2 0 0-2 2-1-1-1 0-2-2-6 4-4 2-8 2-1 0-2 1-3 1 0 1-2 1-3 1l-6 2c-2 0-1 1-2-1-3 1-4 3-6 1-2 1-3 1-5 2l-1-2c-5 3-4 1-6 1s-5 2-9 1l-10-3-1-1c-2 0-4-2-6-4l-6-7c-1-1-2-2-2-3l-6 2c1 2 2 4 3 6l6 7c2 2 2 1 4 4l-6 1c-4 0-7 1-10 1-2 0 0 1-1-1l-4 1-1-1c-1 0-3 1-4 1s0 0-1 0l-10-3c-3-2-4-4-6-5s0 0-2-1l-3-2c-1-1-2-4-4-5 0-1-1-1-1-2-2-2-1-2-2-3-2-2-1-1-2-2 0-2 0-2-2-1 1 2 0 2-2 4 1 2 3 7 4 9 2 1 1-1 3 2 1 2 3 2 4 4l3 3h1c0 1 0 0 1 1-7 3-4 1-9 2-2 0-2-1-5 0h-6c-3-1 0 0-4 0-2-1 0-2-4 0-2-2 0 0-3-1-1-1-1-1-2-2h-1l-19-12-4-4-2-2-4 2 1 3 1 2c3 3 1 3 5 5 2 1 4 4 6 6l3 2c-3 1-2 0-4 0-4 0-2 0-4 0-1 0-2 1-3 1-2-1-1-2-5 0-1-1 0 1-1-2-2 2-4 2-7 1-1 0-1 0-2 0-2 0-1 1-3-1-3 2-2 1-5 1h-3-5c-3 0-4 0-6-1l-6-3c-2 0-3-2-5-2 2-2-1-3 1-9 1-1 1-5 3-7 0 0 1 0 2-1-2-2 0-2 3-4 6-2 4-2 6 0 2-1 3-2 4 0 1 0 3-1 3-1 2-1 1-1 1 0v1c6-3 5-2 6-1l3-1c1 0 2 1 4 0l4-1c1 0 0-1 1 1 2-1 4-1 5-3 2 2 0 0 2 2 1-1 3-2 4-3 3 0 2 0 4 1 1 0 3-2 4-2 3 0 0 0 2 0v1l5-1c1 0 1 0 2 0l2-1v1c2 0 5-2 6-1l1 1c2-1 3-2 4 0 2-1 5-3 6 0 4-2 3-1 6-2 4-1 3 0 6 1 3 0 1 1 5-1 1 1 0 1 2 1s1-1 3 1c4-2 4 0 8-2 1 1 0-1 1 2 2-1 2-1 4-2v1c3 0-2 1 1 0 1 0 0 0 1 0l3 1h1c3 0 0 0 3 0 1-1 1-1 2-1 3 0 0 1 5-1 3 0 2 0 3 0h1c1 0 1 0 1 0h10c3 0 0 1 3 0 1 0 1-1 2-1 2 0 1-1 2 1 2-1 3-1 5-2l1 2c1-1 2-1 4-2h5c2 0 1 0 1 0 1 0-1 1 1 0 1 0 2-1 2-1 2 2 1 0 3 1 3-1 3-1 5-2 1 1 0-1 1 2 1-1 2-1 3-2h2l3 1c2 0 3-1 5-1 2-1 1 0 5 0l2-1c1 0 1 0 1 0 5 0 3-1 4 1 2-1 4-2 5-1h1c2 0 3-2 6-2 1 0 2 0 7-1 0 0 0-1 0 1 7-3 3 0 7-1 1-1 2-2 3-2l1 1c3-1 1 0 1 0 0 0-3 2 5-2 3 2 6-1 8 0 1 0 0 0 2 0 0 0 3-1 4-1 0 0 0-1 0 1l8-3c1 0 0 0 0 0 1 0 0 0 1 1 3-2 6-3 9-5 1 1 0-1 1 2 5-2 8-4 12-6 6-2 2 1 6-1 2 0 6-3 7-3 2 1 0 2 6-1 3-1 5-3 8-4v1c1 0 5-3 6-2 2 1-3 0-1 1 1 0 14-7 15-7 1 1 2 0 4 0 4-1 7-4 11-5s1-1 4 0v-1c1-1 1-1 2-1l4 3c3 4 3 7 4 10 0 3 0 2 1 2l1 1c-1 2 0 0 0 2s1 4 2 6c-4 2 2 2-12 8-3 2-5 3-7 3h-1c-2 0-1 0-2 0s-3 2-5 2l-4-1c-2-1-1 0-2-2-2-1-2-2-3-3l-1-1-4-6c-2-1-1 0-3-2l-5 3c1 3 4 4 5 7 5 7 9 7 11 11-4 2-8 4-12 6-2 1-4 2-6 2-2 1 0 0-1 0-2 1-4 1-3 3h-2c-2-1-4 0-7 0-3 1-7 3-9 3 0 0 0-1-1-1s-2 1-3 2l-2-2h-1c-1-1 0-1-3 0-1-2-1-2-3-2l-3-2h-1l-2-2c-2-1-2-1-4-2-1-1 0 1-1-1-4-5-3-2-6-7-2-4-1 0-2-3l-3 1c1 1 0 2 0 3v1c0 2 1 3 3 5 1 1 1 3 3 4l2 2 5 4c1 1 3 2 5 3-3 1-3 1-5 2-1-1 0 0-1-1v-1c-3 2-3 1-6 2zM352 945zM267 842c0-2 1-1 1-1 0 0 0 2-1 1zM267 842zM173 919v-1c-4 2-3 2-5 0-8 3-6 0-10 2-2-1 0 1-1-1 0 0 1 1 0 0-1 0-3 1-4 1-2 0-3 0-4 1-1-1-1-1-2-2-2 1-2 2-4 2l-4-1c-4-1-2 0-5-1-4-3-1 1-5-4v-1c-4-3-3-8-8-10-2 1-2 1-4 2l5 9c1 1 1 3 3 4 1 2 1 2 2 4-3 2-6 3-7 1-3 1-4 1-6 2-1 0 0 1-1-1-1 0-1 1-2 1l-7 1c0-1 0-1-1-1-2 0-2 1-5 1-4-1-3-2-5-1-1-2-3-5-3-7s0-1 1-4v-3c0-1 0-1 1-1v-1c0-1 0-1 0-1l1-2v-2l1-1c0-2 1-2 2-4l2-4c0-1 0-1 0-1v-3c1-1 1 0 1-1 1-3 0 2 0-1v-1c0-1 1 1 0-1 4-2 2-1 3 0 1 0 1 0 1 0h3c1 0 2 0 3 1 2-1 2 0 5 0l9 1c2 0 2-1 4 1 1 0 2-1 3-1 1-1 0-1 1-1 2 0 1 1 2 1 2 0 3-1 4 1 3-2 3-1 6-2 3 0 2 0 6 0 2 0 0 0 1 1h1c2 0 1-1 4 0h3c3 0 8 0 10-1l1 2c3-2 4-2 7-1 2 0 0-1 1 0 1 0 1 0 1 0l2 1c2 0 1 0 4 0 1 0 1 0 2 0h3c0 0 2 0 3-1v2l11-3h1 6c1 0 1 0 3 0 4-1 1 1 4-1 2 0 4-2 6-2 2-1 3 0 5-1 4-2 4-2 5 0 3-2 5-4 6-1 5-2 3-1 6-1 2 0 4-3 6 0 1-1 2-1 3-2h2c1-1 0 0 1 0l3-1c1 0 3-1 3-1 1 0 1 0 1 0h4c1 0 1 1 3 1 0-1 1-1 1-1 3-1 5-1 5-1h3 1c2 0 0 0 2 0 1-1 0-1 1-1 3-1 1-1 3 0l3-1c2 0 3 0 4 0h3c2-1 0-1 2 1 4-2 6-2 10-4 1 1 1 1 2 2l3-2c1 1 2 1 4 0l6-2c1 1 0-1 1 2 2-2 4-3 6-3 2 1-1 1 3 0 1 0 2 0 3-1l1 1c3-1 4-1 7-3 1 1 0-1 1 2l8-2c2-1 7-4 9-4 2-1 0 0 4-2 1 0 2-1 4-2h3c0-1-1 1-1-1 1 0 3-1 4-1 4-2-2 1 3-1 2 0 6-2 8-3 1 1 0 0 1 0 0 0 1 0 1-1 2 0 4-1 5-2l-2 2c5-2 10-5 16-7 3-2 2-1 3 0 6-2 5 1 9 4 2 2 3 5 5 8 1 3 2 6 4 8 1 1 0-1 1 1 0 1 0 1 0 1l1 9c-5 2-10 4-15 6h-1c-1 0-1 0-1 0l-2 1c-1 1-2 1-4 2-5 2-6 3-7 1l-8 4c0-2 0-1-1-1-2-1 1 1-2-1-1 1-1 0-1-1-3 2-1 0-3 0h-1-1c0-1 0-1 0-1-1 0-1 0-1 0l-11-3c-1-2 0-2-2-1-2-3-4-5-4-7-2 1-2 1-5 2 0 1 0 1 0 2v2c1 3 4 5 6 7h1c0 1 0 1 1 1l6 3 4 1h1c1 1 0 1 1 1-1 1-4 2-5 2-2 1 0 0-2 0-1 1-1 1-2 1-4 2-3 0-9 3-3 2-5 3-8 3-4 0-5 2-8 2-2 0 0 2-2-1-1 1-3 2-5 3 0 0-1 0-2 0-2 0 1-1-2 0l-9 2c-1-1 0 1-1-2-1 1-4 2-5 2-3 1 0 0-2 0h-2l-6-2c-1 0-1 0-1 0-2-1 0 0-2-2l-4-4c-1-1-2-2-3-4 0-2 1-1-1-3-2-3-3-1-6 1 1 3 2 5 4 9 2 2 4 4 5 8l-7 1c-2 0-1 1-2-1l-4 2c-1-1-1 0-1-2-2 1-4 2-5 2-4 0 2 1-1 0l-3 1c-1-1-1-1-2-1-2 0-1 0-3 0s-1 0-3 0c-3 1-2 2-3-1-1 1-3 2-4 2-2 1-1 1-2-1l-5 2c0-2-1 0-3-1h-2c0-1 0 0-1-1-1 0 2 1 0 0l-3-1c-3-1-3-3-5-4-2 0-3-2-5-3-1-1-2-3-3-4 0 0-1-1-2-2v-1c-1-1-3-1-4-2-6 2 1 0-3 3l2 5c2 0 2 3 5 5l7 6c-4 2-3 1-6 2h-5c-1 0-3 1-4 0l-7 1c-1 0-3-1-4-1l-4 1h-4c-1-1-3 0-5-1-1 0-3 0-4 0-2-1-2-2-3-3-2 0-3-2-5-2l-5-4c-4-5-1-5-2-8-1-1-2-1-4 0l1-2-5 3c1 4-1 8 7 14l2 1c1 0 1-1 2 1-2 0-3 1-4 0-2 0-4 0-6 0v1c-2 0-1-1-4 0zM173 919zM549 665zM549 665zM107 866c3-2-1-1 3-3-1-2 0-1 0-2l2-3c1-2 1 0 1-1 0-2 0-1 0-2 5-2 2 1 7-1l1 2c1-1 2-1 3-1s0 0 1 1h2c3 0 4-1 5 1 1-1 1-1 2-1 2 0 2 0 4 1 1 0 0 0 1 1 2-1 4-3 6-1 2-1 2-1 4-1l5-1 1 1c1 0 2-1 3-1h4c3 0 0-1 1 0 3 1 2 0 2 1l4-2c2 1 1 0 3 0 1 0 0 0 1 0 3 0 3-2 4 1l4-2c1 0 1 0 1 1 3-1 3-1 5-1 1 0 3 0 4-1 1 2 0 2 3 0l1 1c3-1 1 0 1 0 0 2-1 0 0 1 3-1 5-4 6-1 3-1 3-1 5-2l1 2 4-1h1c2-1 3-2 6-2 2 1 3 0 6-1 1 2 0 1 1 1 2-1 3-1 5-2 1 1 0-1 1 2l5-3 2 1c2-1 4-2 6-2 3 0 0 1 7-2 1 1 1 0 2 1l7-2c3 0-3 1 0 0 2-1 2-1 4-1h2c2 1 5-2 7-3 3 3 10-3 14-3 1 1-1-2 0 0 0 1-1 0 0 1l9-4 1 2c5-3 9-4 14-6 1 0-1 0 0 1 2-1 3-2 5-2l1 1c3-1 5-2 7-3l1 2c3-2 4-2 7-3v1c2-1 3-2 5-2h1c0 1 0 1 3 0 1 0 3 0 4 0 2-1-3 1 1 0l1-1 12-5c4-2 4-3 7-4 5-3 9-4 14-6l1 1c2-1 1-1 3 0l5 3c1 0 1 0 2 1l5 6c2 3 2 1 3 4l4 7-2 1c2 3 1 3 1 5-2 1-6 4-7 4-4 2 0-1-4 1 0 0-1 1-3 2l-1-1c-2 1-2 1-3-1-2 1-2 1-3-1-1 1-1 1-2 0h-5c-2-4-1 0-3-3-4 2-3 0-3 0 0 0 2-2-2-1l-1-1c-3 0-2 2-3 0-2 1-4 2-4 2v2c1 4 1 2 3 3l4 1h1c2 1 1-1 2 2 2-1 2-2 4 0 2-1 1 0 2 0 2 1 1 3 0 3s-1 0-2 1l-5 2c-3 2-5 2-8 4v-2c-3 2-7 3-9 5h-4c-2 1-3 1-5 2h-4c-4 1-1 1-4 1l-8 2-1-2c-3 2-4 2-7 3v-1c-3 1-5 2-6 2v-1h-1c-2 0-1 2-3-1-2 1-1 0-4 0-2 0-1 0-2-1l-4-1c-2 0-3-1-4-3-2-1-1-1-3 0-1-2-1-1-2-2-2-1-4-3-6-2-1 0-2 1-4 2 2 3 1 1 0 2l1 1c1 0 1 1 3 2l9 5c-9 3-8 0-15 3v-1c-3 1-6 2-9 2-1 0-2-1-3-1-5 2-6 1-6 1-3 1-3 1-5 2-1 0-1 1-1-1-2 1-4 3-6 0-5 3-3 1-6 2-2 0-5 1-7 2v-1c-7 3-4 0-8 1l-1 1c-2 0-2 0-3-1l-8-5c-1-1-1-2-3-1v-1c-2-2-2-1-3-3-2 1-2 1-3 0l-4 2c1 2 1 0-1 2l1 1c3 0 0 0 2 1 2 0-1 1 2 0 1 1 0 0 1 1l1 1c1 1 9 4 6 6-2 1-1 0-3 0s-1 0-3 0c-3 0 1-1-3 1-1 0-2 0-3 1l-1-2c-2 1-4 3-5 1l-4 2c-1-1-1-1-2-2-2 1-2 2-4 0l-3 2-1-2c-2 1-2 1-3-1l-6 1c-2 0-1-1-4 0-3-2-5 1-6-2-6 3 0-1-4 0-1-2-2-2-4-3l-1-2c-1-1-2-2-2-2-1 0-2 0-3 0s0-1-2 0c0 3-3 3 2 7-2 2-3 1-5 2h-2c-3 0-1 1-3-1-3 1-3 1-5 2l-1-1c-3 1-2 0-4 0h-2c-1 0-2 0-2 0-2 0-3 1-4-1-2 1-1 1-3 1-2-2-1 0-3-3-2 1-3 0-4-2v-1c0-1 0-1 0-1 0-2-1-3-2-5 0 0 0-1-1-2zM107 866zM162 809l1 1c3-1 3-1 5-2l1 2c5-3 4-3 5-1 2-1 3-1 4 0 4-1 3-1 7-1 1 0 2-1 3-1 4 0-1 2 6-1 2-1 2 0 4 0 0 0 1 0 2 0 2-1 1-1 1 1 3-1 5-4 7-1 1-1 2-1 4-1l6-1c1 0 0 1 4-1 1 1 0 0 1 1h1l1-1c3 0 3-1 4 1 3-2 2-2 5 0 1-1 2-1 3-1 3-1 1 0 3 0 2-1 5-3 7-3h3c4-1 2 1 6-1 2 0 2 0 3 1 2-1 5-3 6 0l3-1c2-1 1 0 1 0l5-2 1 2c4-2 4-1 6-2l7-2 1 2c4-2 3-3 4-2 2-1 2-1 2 0 3-1 4-1 7-2 1 0 0-1 0 0 0 2 0-1 0 1 2-1 4-1 6-2 1 0 0-1 1 1l2-1c3-1 1 0 3 0h1c2 0 2-1 3 1 3-2 6-3 9-4h2c3-1 8-3 10-4l2-1 1 2c2-1 3-2 5-3 2 0 5 0 7 0l4 1c2 0 1-1 3 1 2-1 1-1 2 0 2 1 4 2 5 4l7 9c0 1 0 2 0 3-2 1-4 1-6 3-5 2-1-2-6 1h1c0 1 0 0 0 1-3 1-5 3-8 4-3 0 0-2-3-1-2 1-3 2-2 3-2 0-1 2-2-1-1 1-4 2-6 3-3 1-2 0-5 1-1-1-1 0-1-1s0 0 1-1c-2 1-2 0-4 0-1 0-1 0-2 0-2 0 2-1-2-1s0-2-4 0v-2c-2 1-2 2-4 1l-3-1c-2-1-1 1-2-2-3 2-1 1-3 0-3 0-2 1-3-1l-2 1-1-2c-3 1-4 0-5 4-1 1 1 0-1 1l1 1c1 0 0-1 1 0s1 1 2 2c1-1 1-1 2 1 3-2 1-1 3-1h1v1c1 0 1 0 1 0l4 1c1 0 3 0 1 2 0 0-1 0-2 0-3 1-1 0-3 0-3 0-7 4-10 4-2 0 0-1-3 1-3 1-5 1-8 3v-2l-5 2-3-2c-2-1-2-1-3-3l-2 1-1-2-1 1c-1-2-2-2-4-3 0-1 0 0-1-1l-2 1c-1-3-1-2-2-4l-4 2c2 3 0 1 0 3l4 3c2 2 3 3 6 4 2 1 2 2 3 4-2 0-1 0-3 1-3 0-1 0-3 0l-7 2-1-1c-2 1-3 1-6 2l-1-1c-3 1-4 1-7 3v-2c-2 1-4 2-5 2-2 0 0 0-1 0-2 0-7 2-9 3v-1c-3 1-4 1-6 2l-1-1c-5 2-1-1-5 0-2-3-3-1-5-4-2 0-2 0-2-1h-2c-1-2 0 0-1-1s-1-1-3-1c0-1-1-2-2-2-1-2-3-1-4-3-1 0 0 0-1 0 0-1 0-1 0-1h-1l-1-2c-3 1-2 0-3-1l-3 2c2 2-1 3 5 7 2 1 1 1 2 3h3l1 1 2 2c1 2 1 1 3 2 1 0 1 0 1 1-2 1 0 0-2 0l-7 3v-2l-4 1c-1 0 0 2-1-1-2 2-2 1-4 2l-1-1-3 1-1-1c-1 0-2 1-3 1-3 1 0-1-3-1l-2 1-7-7c-1 0-1 0-2 1l-1-2c-2 1-1 0-2-1-2-1-2 0-3-3-3 1-2 1-4 0l-2-3-5 2c0 2 0 0 0 2 0 1 0 1 1 2h1c1 2 1 1 3 4h1l1 1c4 0 1 0 4 1 1 0 0-1 2 1h1c1 1 1 1 2 2-2 0-4 1-7 1l-1-1c-2 1-3 1-5 2 0 0 0-1 0 0v-1c0 0 1 0 0 0s-1 0-2 1c-2-2 1 0-2-1-1 0 0 1 0-1-2 1-5 2-6 2-2 0-2 0-6 1v-1c-3 1-3 2-4-1-2 1-1 1-3 1-1 1 0 0-2 0h-1c-2 0-1-1-4-1h-2c-2-1 0 1-2-1-2 0-1 0-2 0l-2-3c2 0 1 0 1-1s-1 1 0 0c0-2 1-1 1-2 2-2 2-1 1-3 0-1 0 0 1-1 0-1-1 0 1-1l-1-2c4-2 0-2 4-4-1-1-2-1 1-4l4-2c0-1-2-1 1-2 0-2-1 0 0-1l1-1c2-3 8-5 11-7 1 0 1 0 2-1 4 0 1 1 2 1l8 1zM162 809zM166 769c2-1 4-2 7-2 1 1 0 0 1 2 3-1 3-2 4 0l4-1h1c1 1 0 0 1 1 4-2 1 0 2 0 1 1 1 0 2 0h1 1c2 0 2-1 3 1 1 0 3-1 4-1 2 0 0 0 2 0h2c1 0 3 0 5 0 3 1 4-1 7-2 3 0 3 2 10-2l1 1c1 0 1-1 3-1s-1 1 2 0l7-2c1 0 0-1 0 1l10-4v2c1-1 3-2 4-2h4c2 0 3-1 3 1 3-2 5-4 7-2 3-1 5-4 7-1 1 0 2-1 3-1 2 0 1-1 2 1 4-2 5-3 6-1 5-2 5-1 7-3l1 1c2-1 1 0 3 0 3-1 5-1 9-3v2c3-2 5-2 8-3 1 0 0-1 1 1 2-1 6-3 8-3h1c2 0 3-1 4-2 1 1 1 1 1 2 3-1 1-1 3 0s3 2 5 2c1 0 1 0 2-1 0 2 0 2 1 3h1l3 2 7 9c0 1 0 1 0 1l1 1c-1 1-1 0-2 1-3 0-4 0-7-1-2-1-1-2-3-1-1-1-2-2-4-2-1-1-1 0-1-2l-5 2c2 1 2 1 0 2l2 4 1-1 1 2 2-1 1 2c1-1 2 0 4 1l1 1c2 1 1 1 3 0l1 2c-9 4-9 2-10 2l-4 3c-3 1-4 1-6 2l-1-1c-2 1-4 3-6 0-4 2-6 4-7 1-2 1-4 3-4 0-2 1-3 2-4 2-3 1-4 0-5-1l-3-2c-1 0 0 1-1-1-1 0-1-1-2-3-2-1-3-1-4-2l-1-1c-1-1-2-2-3-4-3 0-1 1-2-1l-5 2c4 9 4 5 8 9 2 3 4 3 5 6l-3 1v-1c-4 2-5 1-9 2-3 0-3-1-4 0-5 2-3 0-7 1h-3c-1 0-2 0-4 1-3-2-3-1-7 1l-1-1c-2 1-3 1-4 0-2 0-2 0-4-1 0-1 1 1-1-2l-1 1c-4-8-7-2-6-8-2 0 0 1-2-1-1 0 0 1-1-1l-5 2c1 3-2 2 3 6 1 1-1 0 0 1l6 5c-4 0-1 2-5 1h-2c-1 0-1 0-1 0h-1c-2 1-4 3-4 0-3 1-4 1-6 2l-1-1c-1 0-2 1-4 1l-10 1c-3 0-3 0-6 1-1 1-2 1-2-1-3 1-2 1-3 1-1-1-1-1-1-1-3-2-5-5-8-7-2-1-1 0-3-2l-1-1c0-1 0 0 0-1-2-1-1 1-2-2l-4 3c0 3 2 6 4 7l3 2c1 1 2 1 3 3-2 1-3 2-5 0-2 1-2 0-4 0s-4 2-5 0c-3 1-4 1-6 2l-1-2c-3 2-2 2-5 1l-1 1c-2 0-2 0-3 1-2-3-1-1-4-2l-2-2c-1-1-1-1-1-2 1-2 2-2 3-4v-1l1-1c1-2 1-1 3-2-1-3 0-1 1-3l-1-1c1-1 2-2 3-2 0-2 0 0 0-2l1-2v-1c0-2 1-2 3-4l-1-1c4-2 1-3 6-5v2c3-1 4-1 4 1zM166 769zM358 661c4-1 0 2 4 0 2-1 3-2 4-2 3 0 0 0 2 0v1h1c3 0 5-1 7-1 1 1 1 1 2 1s1 0 3 0h4l1 1c2 0 4 0 5 1l5 4c2 2 5 9 9 12l8 5c0 0 0 1 1 1 2 3 4 4 7 5l2 3c-2 1-1 0-2 0-2 1-4 2-6 2s-1-1-4 0c-1 1-3 2-5 3 1 1 3 0 0 2l1 2c2 0 1-1 2 1 2-1 4-2 7-3 2 0 1-1 2 1 2-1 4-2 5-2h4c1 0 2 1 2 1l7 2h1l1 1 4 4c1 1 2 3 3 5 2 2 0 0 2 1 4 3 7 10 11 13s3 8 9 11c2 1 4 4 4 6h-1c0-1 0 0-1-1l-4-1-1 1c-1 0-1 0-1 0-2-1-4-1-6-2 0 0 2-1 0 0-1 0-5 2-6 2 0 4 1 3 3 5 3-2 1-1 4 0h3c1 1 3 0 5 1s4 1 7 2l1 1c3 1-2-1 1 0 1 0 1 1 2 2l3 3c4 4 4 7 7 12 6 6 5 10 8 13s4 8 5 12c0 2-1-1 0 2-1 1-1 1-3 1-1 0-1 0-1 0h-6-1l-4-2h-1v-1l-2-1c0 0 0-1-1-1-4-2-4-3-7-5-1 0-2-2-3-4l-1-1h-1l-6-9c-2-1-2-1-4-3-1-1-1-1-1-1-2-1-1-1-2-2s0 0-1-1c-2-2-1-1-2-3l-2-2c-5-6-6-6-10-13l-2-2c-5-4-7-9-11-13 0 0 0-1-1-1l-9-11c-2-2-3-2-4-3l-2-2c-2-3-3-4-5-6-1 0-1 0-1 0-1 0-1-1-2-2-2-1-3-3-4-4l-2-2c-2-1-1 0-3-2-2-1-3-1-4-3-2-2-3-3-5-4l-1-1-5-4c-1-1 1 0 0-1s-2-2-3-3l-1-1c-3-3-4-8-8-10l-1-1h-1l-3-3h-1v-1l-2-2c-1-1-1-1-2-3zM358 661zM193 723c1 0 1 0 2 0 3 1 3 0 4 2 3-1 4-1 6-2l1 1c1 0 1-1 2-1h2l4-1c2-1 1-1 2 1l5-1c1 0 1 0 2 0 2 0 1 1 3 1 2-1 2-2 3 0l3-1 1 1c2-1 3-2 5 0 1 0 2-1 4-1v1c1-1 2-1 3-2 1 0 1 0 1 0 2 0 1 0 2 0l5-2c0 1-1 0 0 1 2 0 5-3 7-3 1 1 1 0 3 0l8-3v2c4-2 7-3 10-5 2 2 4 1 5 3h2c1 2 5 4 7 5 1 1-2 2 1 1 2 2 2 1 6 4l3 2c0 0-1 1 2 0 0 1 0 1 1 1l5 5c3 2 4 2 5 5-3 2-6 4-9 4-2-1 0-2-4 0-1 1-3 2-4 2-3 0 0 0-2 0-1 0 0-1-2 0l-5 2c-3 0-5 0-8 2l-1-1c-3 1-4-1-6-4-3 1 0 0-2 0s-3 1-6 2c-2-2 0-1-3-2-3 0-5-3-8-5-1-1-1 0-2-1-2 1-2 1-2 1v1l-1 3 2 2c0 1 1 2 1 2l2 2c1 1 1 1 2 2-3 1-4 1-5 1l-1-1c-2 1-3 1-5 2l-5 1c-5 0 0-2-9 2-1-1-4 1-7 1-1 0 0 0-1-1-3 1-5-1-7-3-2-2-1-1-3-2h-1c0-1 0-1-1-2s-3-1-5 0-1 4 0 5c1 2 3 0 4 5-2 1-3 0-10 3v-1l-4 1c-2-1-1-1-3 0h-1l-2-1c-3 0 2 0-1 0l-6-1c-1-1 0 0-1-1l-2-3c-3-1-4-1-7 0l1 1c-2 1-1 2 0 4h-1c-2-2-3-1-4-1-2-1-1-1-3-1-1-3 2-4 2-5 1-1 1-1 2-2l-1-1c2-1 1-1 3-2-1-3 0-2 1-3 1-2 1 0 0-2l3-2v-1c1-4 1 2 0-1 1 0 2-1 3-1 3-2-2-1 4-4l-1-1c2-1 2-1 4-2-1-2-2-2 1-3 1-1 2-1 2-2s0-1 0-2zM193 723zM253 691zM253 691c3 2 0-2 4 2l6 4c2 2 3 2 4 2 2 4 5 7 0 7-4 0-3 0-7 2-6 2-4 2-5 0l-9 4c-2 1-1 1-2-1-1 1-3 2-4 2-3 0 0 0-2 0h-2c-1 0-1 0-2 0-2-1 2-1-3 0-5 0-2-3-7 0-1-1-1 0-1-2-2 1-1 0-2 1h-5c-2 1 0 0-1 0l-4 1c-3 0-1 1-3 0-2 0 1-1-3 0 0-4 2-5 4-6 0-1 1 1 0-1l1-1c3-3-1-1 2-3 4-4 1-2 3-4 3-2 2 0 2-3 2-1 3-1 4-3l3-4c1-2 0 0 2-1 1-1 0-1 1-2 0 0-1-3 3-1l3 1c3 1 4 2 5 2s2-1 3 1l4-2c2 3 1 0 4 2 2 2 1 2 4 3zM253 691zM258 668zM258 668h1c2-1 3-1 5-1 1 0 0-2 1 1 2-1 3-1 5-1 3-1 3-3 5 0 4-2 4-2 7 0l5 1c3 1 5 4 8 5 5 2 3 2 6 4 2 1 3 1 5 3 0 1 2 3 3 5l-3 1c-2 0-3-1-3-3-1 0-2 1-3 1-2 2-1 2-3 3-3 1-1 1-2 0l-3 1c1 2 0 2 1 3 0 2 0 1 1 3 3-1 4-1 6-2 1 0 0-1 1 1 4-2 3-2 7-2 4-1 3-2 8 0l7 3c2 1 3 2 5 3l1 2c4 3 4 5 10 9 2 1 0-1 2 2 1 1 2 2 3 3 3 2 4 2 6 5l-4 1h-1c-1 0-1 0-2 0-2 0-2 0-3-1-4 2-3 3-8 2-1 0 0 2-2-1-5 2 0 0-2 3-2 2 1 6 4 5 2 2 0-1 0 1 1 0-1-1 1 1 1-1 2-1 3-2s1-2 3-1c3-1 3-1 5-1 1 0 2 0 2-1l1 2c2-1 1-1 2-1l8 2c2 0 2 1 3 2l4 3h1l2 3c1 0 0 0 1 1l6 6c2 1 2 2 3 3h1c1 1 2 2 3 4l3 5c2 3 1 1 3 3-1 0-1 0-1 0h-1-9c-3 0-2 1-4-1-3 2-4 1-3 3s1 2 2 2c0 1 3 3 6 3l4 1c6 0 2-1 6 2l9 6c1 0 2 1 2 2l6 7c1 1 1 0 1 1 2 1 0-1 1 0s0 0 1 1c0 1 0 1 1 1l7 5c2 1 3 1 4 3 1 1 2 2 2 2 4 3 3-1 7 8-1 1-2 1-3 2s0 0-1 1c-2 1-1 0-3 1-1 0-1 0-2 1-5 2-3 2-6 4-2 1-2 1-3 2 1 3 0 1 2 4-3-1-4-3-7-7s-5-4-8-7l-2-2-3-4c-2-2-4-3-5-5s-2-3-3-4l-1-2c-4-4-3-2-7-6l-4-6c-5-7-4-5-6-7-1-1 0-1-6-7 0-1 0-1-1-1l-2-3c-1-2-4-3-6-5s-3-5-5-6l-1-1-7-5-2-3-5-5c-1-1-1 0-1-1l-15-11v-1h-1l-2-2c-1 0-1 0-1 0l-2-1c-3-2-7-3-9-6v-1l-2-1c-2-2-4-5-7-7l-2-1c-3-1-4-3-6-4h-1c-2-1-2 0-4-2l-2-2c-2-1-2-1-4-2h-1v-1c-2-1 0 0-2-1h-1c-1-1 0 0-1-1-3-2-4-2-6-3-4-4-5-3-6-5h-1c-2-2-3 0-6-3l-6-5h-1l-2-2 3-1h-1c-1-1 0 0 0-1 1-1 2-1 3-2v-1c1-1 1-1 1-2l7-3c2 2 4-1 7-1 1 1 0-1 1 1 2 0 3-1 5-2 2 0 4 2 6 3 0 1-2 1-2 1-3 2-6 1-9 1h-1c-2 1-4 2-6 3v2l3-2c1 2 1 2 2 3zM258 668zM19 755h2c3-1 2-2 4 1 3-2 3-2 5-1 3-1 2-1 4-1h2c1 0 2 0 3-1v2c2-1 2-2 4-2 3 0 0 1 3 1l1 1-2 1c1 2 0 1-1 3l-2 4c-1 1-1 1-2 2 1 2 0 2-1 3s-1 2-3 3l1 1c-3 2-1 3-5 5 1 2 0 2-2 3 1 2 1 1 1 2-6 3-1 2-5 4 1 3 1 1 0 2-1 2 1-1-1 1s-1 3-3 4c0 2 0 2-2 3 1 3 0 0-2 5-1-3-1-1-2-4 0-3-1-2-1-5-1-2 0-2 1-3l-1-4c0-1 1-2 0-3l2-1-1-5v-8c2-1 0-1 1-1l-1-1c0-1 0-1 0-1l1-5c0-1 1-1 1-2 1-2 1-2 1-3zM19 755zM602 980v-1c-1 1-3 1-4 2-1 0-1 0-1-1v-1c-4 2-5 2-6 2-2 0 2 0-1 0l-6-1v-1c-5-2-6-4-9-7 0-1-2-2-2-2l-4-3c-1-2-2-3-3-4-2-1 0 0-2-2-4-5-6-11-8-17-1-3-2-4-3-7l-1-2v-1-1l-1-5v-1-1-1-1l-1-10c0-1 0 1 0 0-1-1 0 0-1-1 0-1 0-1 0-2 0-3 0-3 1-5 0-2 0-4 1-6 0-1 0 0 0-1l4-21v-1-3h1c0-2-1-2-1-3 0-2 0-1 0-3v-8c-1-3-3-6-4-9 1-1 2-1 3-1l2 1h1l7 3h1c0 0 0 1 1 1 1 1 0-1 1 2-1 1-1 1-4 2 1 2 2 4 4 5s4 2 5 5c0 2-1 0-1 1 0 2 0 1 0 1 1 0 1 0 0 1 0 2 0 2 0 4v1c1 2 1 3-1 5 1 2 2 3 2 6l-1 4v2c0 1 0 1 0 1l-1 1v2c-1 1-1 3-1 5-4 2-3-4-9 1 0 1 0 2 1 4 1-1 1 0 2 0l3 2 1 1c1 0 1 0 1 0h1c0 1 0 1 1 1 1 2 0 3 0 4s1 2 1 7v2c0 1 0 1 1 3 3 4 3 10 7 13v1c2 1 8 3 10 3 3 0 2-1 3 1l4-2c1 1 0 0 1 2l5-3c-1-2-1-1 1-2s2-2 4-2l-1-2c3-1 4-3 5-6v-1c2-4 1 0 2-6l1-2c1-1 1-1 1-3l2-7c0-3 0-4-1-6-2-3 0 1-1-1v-3c0-3 0-1-1-5v-2c0-7-8-17-10-23-2-7-5-7-8-10-1-2-1-3-3-4h-1l-2-1c-3-1 0-1-3 0-2-4-4-8-8-10-2-2-2 1-7-4-1-2-3-2-5-3h-1l-2-1c0-1 0-1-1-1h-2l-1-1-8-1h-1-1c-2-1-2-2-7 1-1-2 1 1 0-1 0 0 1 1 0-1-8 4-7 2-10 3-1 0-1 1-3 1h-3c-3 1-2 0-3 0h-4v-1c-1 0-1 0-1 0-1 0-2 0-4 0h-3-1-2c-2-1 1 0 0-1l-7 1v-1c-1 0 1 0-1 0 0 0-1 0-2 1l-6-4c-1-1-3-2-5-2s-2-1-5-2v-1l-9-2h-1c-3-1-4-2-5-5-2 1-1 0-2 0h-1c-3 0-5 0-8-1l-2-1c-2-2-5-6-6-9-1-1-1-3-2-3l-8-9v-1h-1c-1-2-2-3-3-5l-4-4c-2-2-3-4-5-5s-4-3-5-5c-2-1-2-2-3-3-2-3 0-1-2-2-2-2-1-2-3-4-3-4-6-5-9-10-1-2-3-3-4-4l-6-9c-2-2-1 0-3-2l-5-7h-1c0-1-1-1-1-2-1-1-1-1-2-2-5-2-3-2-6-5l-7-7c-3-3-4-6-7-8l-3-3c-1-1 0 0-1-1s0 0-1-1c-2 0-3-2-4-3l-3-3c-1-1-1 0-2-1s-1-1-2-2l-6-6c-3-2-3-5-7-7l-3-1c-1-2-1-2-3-3-1-1-2-1-3-2l-11-8-1-1-12-7v-1c-2-1-3-2-5-3l-4-2c-1 0 0 0-1 0-1-1 0 0-2-1h-1l-1-1c-3-2-5-4-8-5l-2-1c-3-1 0 0-5-2l-1-1c-1 0-1 0-1 0-2-1-1 0-2-1-2 0-1 2-2 0-2-3 6-5 7-6 0-3-1-1 1-2 1-2 5-3 8-4-1-3-1-1 0-2l2-1c1-1 3-2 4-3 1 3 1 2 2 2l8 4c1 0 1 0 1 0l5 3c2 1 4 1 6 4 2 0 2 0 3 0 3 1 2 2 4 3s0 0 2 1c1 1 1 2 1 4-2 0-1 0-3 0-1 0 0 0-1 0s-4 1-5 1c-1-1 0 2 0 0-1-1 1 0-1-1-1 1-3 1-4 2-1 0-3 1-4 0l-2 1c1 1-1 1 0 3 0 1 1 1 2 1h1c1 0 1 0 1 0h5c2-1 4-2 6-1 2 0 3-1 5-1 2-1 0-1 2 1 2-1 2-2 4-1h2c2 1 3 1 4 2l9 8c1 1 3 2 5 3l2 1 3 1c2 1 4 4 5 5l6 5c1 0 1 2 2 3l-3 2c-2-2-1-1-4 0s-4 0-8 1c-4 2-2 1-4 1 0 2-2 4 1 5 2 1 1-1 2 2 4-2 6-3 8-4 1 1 0-1 1 2 2-1 4-2 6-2s6-1 8 1l3 4c1 0 1 1 1 1l3 2h1l10 9c1 2 2 1 4 3l2 2c1 0 1 0 1 1l2 1c0 1 0 1 1 1l2 1h1c2 2 2 4 4 6 1 2 1 2 3 4-3 1-3 2-5 0l-15 7c2 2-1 2 1 3l5 1h1c3 0 5-1 8-2v2c2-1 5-2 6-3l4-1c1 0 0 1 2 0 1 1 2 2 3 4 0 0 0 1 1 2l5 5c1 2 2 2 4 4 1 2 2 5 4 6 0 1 0 0 1 1l3 6c0 0-2-1-3-1 0 0-1 1-2 1-2 1-4 2-7 3-1-1 1 1 0 0 0-1 1 0 0-1l-5 2-1-2-2 1c1 4-1 3 2 8 3-1 2 0 4 1 3-2 4-2 8-4v2c7-3 6-3 11-1h1l1 1c1 1 2 2 4 3l3 1c1 1 2 3 3 4 4 3 4 5 6 8l2 2c2 1 3 3 5 5 1 1 3 2 4 4-2 2 0 0-2 2l-7 4c1 2 0 2 0 3-1 2 0 1 1 4l6-4c-1-2 0-1 6-4 1 3 0 0 4 1l4 2c0 0 0 1 1 1h5c5 1 5-1 6 1 2-1 2-1 4-1h6c4 0 3 0 5 0h2c3 0 5 0 7 1h1c2 0 3-1 5-2 1 1 1 1 1 2l4-2c2 2 1 1 4 1 1 0 2 0 3 1-6 3-10 5-14 8l-1 2c-2 2 0 2-2 4 1 1 2 1 2 3l5-2c-1-2-1-1-1-2 1 0 2-1 2-1 3-2 3-3 7-4 1 0-1 1 1 0l2-1c3-1 4-3 6-2 1 1 2 1 4 0 2 1 2 1 4 1 2 1 4 3 5 3 2 0 2-1 4-2l2 5c2-1 2 0 4 1l3 2c1 0 3 0 4 0 1 1 1 1 1 1 1 1 1 0 2 1 2 0 4 0 5 1v1c1 0 1 0 1 1-2 0-1 0-4 1s-3 1-5 2c-1-1 0 1-1-1h-1c1 4-1 0 0 3 0 2 1 1 2 3 3-1 3-1 6-1 4 0 3-2 7 0 1 0 0 0 1 0 4 1 2 1 6 2l3 1c1 1 2 2 4 3 1 0 2 1 4 3 1 2 3 5 5 6l17 19c1 1 1 1 1 2-2 0 1 0-2 0l-6-1h-2c-1 0-2 0-2 0l-4 2c0 0 1 0 0 1l1 2c1 1 3 0 4 1l14 4 7 7c0 2-1 7 0 10l1 9c1 3 1 3 1 6 0 4 2 9 1 14 0 2 0 0 0 2l-2-1c0 0-1 0-1-1h-1c-1 0-1 0-1-1-3-2-3-6-8-5h-2c-1-1 0-1-1 0-1 0-2 0-2 0l9 10c1 1 0 0 2 1l2 2c3 1 3 2 3 6l-1 4c-1 2-2 3-2 5-1 2-1 3-2 5 0 0-1 0-1 1-1 2-2 3-4 4 1 2-1 5-3 7-1 1-3 2-5 3 1 2 1 2-1 3-1-3-3-9-6-12h-1v-1l-3-3c0 0 0 1 0 0-3 1-5 1-6 2 2 3-3-1 1 1l1 2c2 2 4 3 5 5s1 4 2 5c0 1 1 2 1 4l-1 1c1 2 1 0 0 1h-1l-6 4c-2 0 0 0-3 0zM602 980zM253 621c3-2 1-1 3-2 1-1 2-1 3-2 3-2 0 0 2-3 1 0 2-1 4-1 1 3 0-1 2 2 2 0 2 0 3 1l3 2c2 2 4 3 5 7-5 2-3 1-6 4-1 1-3 2-6 4-4 1-2 3-12 7l1 2c-1 0-1 0-2 1-2 1-5 2-7 4l-3 3c1 3 0 1-3 4-2 2-1 2-4 4 1 1 1 0 0 1 0 2-5 3-7 4-3 2-1-1-7 1-1 0 0 1 0-1-2 1-3 1-4 1-3 1-2 2-4 3l2 3c2 0 1 0 2 1 5-2 1 2 5-1 0 2 0 1 1 2-3 2-1 3-5 4v2c0 3-3 0-1 4-2 1-1 1-3 2-1 1-1 2-3 2l1 2c-3 1-3 2-6 3 0 2 0 2-1 3-3 3-1 3-6 3h-1c-3 1-7 3-10 5-3-2 0-1-4-1-3 1-1-1-4 0 1 3-1 3-1 4l1 1c1 2 3 2 6 1 2 0 1 0 3 0s0 1 3 0c1-1 3-2 3 0-1 1-1 1-1 3l-3 1c0 1 0 1 0 1-1 2-3 3-4 3l1 2-4 2c0 1-1 2-2 3 1 2 0 1-3 3v1h-1c-1 2-2 3-5 4 0 1 0 0 1 2-1 0-1 1-3 1l1 2c-4 2-2 2-4 4l-2 2v1c-4 4-4 3-8 4-7 2-2-1-6 1-1 0-2 0-2 1h-2c-2 0-3 0-4-2h-1c1 3 1 1 0 3 0 1 1 0-1 1 4 9 5 0 7 5 4-2 4-1 7-2v1c-1 1-1 2-3 3 1 2 0 1-1 3-1 1 0 0-1 1-2 2-2 2-3 4l-1 1c-1 2 0 2-2 3 0 2 0 2-1 3 1 2 0 1-1 3h-1c0 1 1 1-1 2 1 2 1 2-1 3v1c-1 1-2 2-3 3 0 1 0 1 0 2l-4 2c0 3-3 3-6 4-1 1-3 2-5 2h-3c-2 0-1 1-2-1l-2 1c1 1 1 1-1 3l1 2c2 0 0-1 1 0v1c2-1 2-1 3 1 4-2 4-2 7-2 0 1 0 1 1 2l-2 1c0 2 0 4-2 5 1 2 0 2-1 4v1c-1 1-1 0-2 1 1 2 0 0-1 3l-5 9c-4 7 0 3-15 11-1 0-1 0-3 0v-1l-3 2c1 3 0 0 0 3-1 1 0 0 1 3 1-1 1-1 2-1l4-1c3 0 5-2 7-3l1 3-1 2c-1 2 1 1-2 3 1 2 1 1-1 2l1 2c-4 2 0 2-4 4h1c0 1 0 0 0 1l-3 4c-1 2 1 1-1 3 0 1 0 1 0 1 0 0 0 2-1 2 0 1 1 1-1 2 1 3-2 3-5 4s-3 2-5 3l-6 1c-2 0-2-1-5 0 2 2 1 3 2 5 2 0 0 0 2 0l3 1 1-1c4 0 5-1 9-2 1 1-1 0 1 1-2 1-1 1-2 3 0 2-1 2-2 3 1 2 0 2 0 3-1 2-1 1 0 3-4 2 0 0-3 2l1 2c-3 1-1 0-1 2 0 4-3 2-2 6-10 4-7 4-11 6s-7 1-11 4c2 4 1 3 4 5 3-1 4-1 6-2l1 1 2-1v-2c2-1 2 0 4-1 0 2 0 3-1 4-1 2 1 1-1 2v1l-1 1 1 2c-3 2-1 1-2 2l-1 4c0 3-1 2-2 6 0 5 0 5-1 6 1 3 0 1-1 3s2 0-2 2c1 3 1 0 0 2l-1 3v1c0 1 2 0-1 2 1 2 0 2-1 4-1 3-2 3-1 5l-1 1c1 2-1 1 1 4h-2c-1-1-1-1-1-1-2 0-2-1-3-2l-2-1c0-1 0-1-1-1-3-1-1 0-5-6-2-5-4-10-7-14l-1-2v-10c-1-1-1-1-1-2s0-1 1-2l2-5c1-2 1-2 3-3-1-2 0-2 2-3-1-3 0-2 1-3l1-2c0-1-2 0 1-1-1-3-1-2 1-3l2-3c0-1-1-1 2-3-1-2-1-1 0-2l1-2c1-3 0-3 3-4l-1-2h1c0-2 1-5 3-6l-1-1c2-2 2-2 2-4l1-1c0-1 0-1 1-2-1-3 2-4 2-4v-1-2c2-1 1-1 3-2-1-2 0-1 1-3 0 0 0-1 1-2 1 0 1 0 1 0-1-2-1-1 0-2l2-4c1-1 1 1 0-2 3-2 1 1 3-4 1-2-1-1 2-2-3-1-1-2 0-4 0-1 0 0 1-1 0-2 0-2 1-5h1l2-6c1-1 1 1 0-2l3-1-1-1c4-2-2-2 4-5 0-2-1-2 2-3l-1-1c2-2 1-3 4-4l-1-1c-1-1 0 0 1-2l2-3v-2l1-1c-1-2 1-1 2-3v-1l1-2c1-1 0 0 1-1l1-3c1-1-1 0 2-1l-1-2c1-1 2-1 2-1 1-2 0 0 1-1l2-2c0-3 0-2 2-5 1-2 1-3 4-5-1-2 0-2 2-3-1 0-1 0-1 0l-1-1c1 0 2-1 3-2 1-2-1-1 1-3-1-2 1-2 2-3 0-2 1-2 3-3h-1c0-1-1 0 0-1 2-3 1 0 0-3l4-1c-1-3-1-2 1-4-1-2 0-1 1-3l1-1c1-1-2 1 1-1-1-2 1-3 2-5 1 0 0 0 1-1 1 0 1 0 2 0l-1-2h1c1-2 0-2 1-3s2-1 3-2l-1-1c1 0 1 0 2-1s0 0 0-1c1-3-2 1 0-1 1 0 2-1 2-1 0-1 0 0 1-1 0-1 1-1 2-1l-1-1c1-1 1-1 2-2l2-4c1-1 2-2 2-3 1-1 3-4 4-5 1-2 1-2 2-3 0 0 2-1 4-1-2-2 0-2 1-3l1-1c1-2 0-1 4-4 1-3 2-3 3-5 2-2 4-4 6-5l-1-1c2-1 1-1 3-2-1-2-1-1 0-2s2-2 3-2c-1-2 0-1 0-2 2-1 1-1 3-2 0-1 1 1 0-1 3-2 3-4 6-5 0-1 0-1 0-2l1-2c2-2 2-2 5-4l-1-1h-1c3-1 3-1 5-2-2-2-2-1 0-2 1-1 2-1 3-2l4-5c2-2 1 0 1-2 1 0 2-1 3-1 2-3-2 2 0-1 2-2 5-3 8-5-1-1-2 0-2-1 2-1 3-1 5-3-1-1-1 0-1-1l5-3-1-1 10-5v-1h-1c0-1 0 0 0-1 2 0 2-1 5-2 2-1 4-2 6-3h-3c4-2 5-3 9-5 0-1 0 0 0-1zM253 621zM33 714c2-1 2-1 3-1 2 1 1 1 2 2l2-1c2 3 1-1 3 3 2-1 0-1 2 0 1 0 0-1 1 1l5-3c3 3 2-1 4 3 4-2 2-1 5-1 3-1 0-1 4-1h2c1 0 0 0 1 1h1c1 1 1 1 2 1l-1 1c-1 3 1 1-1 3l-1 1c-1 2 1 1-2 2 1 2 1 1-1 3l-1 2c-1 1 0 0-1 1v1h-1c-1 2 0 1-2 2 0 3 0 2-3 5v1c-4 4-2 1-9 4 0 0-3-1-4-5-1-2-1-3-3-4s0 1-2-1l-2 1v2c-1 1 0 1 0 1 0 0 0 1 0 2s1 2 1 4c-2 0-3 0-5 1v-2c-3 1-3 1-5 2v-2c-4 2-3-1-4-3l1-1c0-2 0-2 1-4 0-1 0 0 0-1l1-2c2-4 1-4 2-6l3-7c1-6 2-2 2-5zM33 714zM329 566l2-1c2 2 6 2 8 3l3 1c2 1 3 0 5 2h2l7 4c1 0 1 0 1 0l2 1c0 1 0 1 1 1l2 1c3 2 5 2 8 5 2 1 2 1 4 2l3 2c2 1 2 0 5 2l5 3c1 1 1 1 2 1l7 4c1 1 2 2 4 2l1 1h1l7 4c2 1 3 2 3 3 2-1 2-1 3 0l4 2 8 5c6 6 5 6 7 9l5 4c2 1 2 2 3 4 1 0 1 0 1 0v1h1l2 2c1 2 1 2 1 3 1 0 1 0 1 0 1 1 0 0 0 2 2-1 3-1 4 1 1 0 1 1 1 2 2 3 2 2 5 6 1 4 3 5 5 9s2 2 5 8c0 1 1 3 2 5 1 3 4 7 5 9 2 2 2 1 3 5 1 2 5 7 6 11 1 2 4 7 6 9-5-2-4-5-7-11-1 0-1-1-1-2-3-3-5-5-7-6l-2-3c-2-1-3-2-5-3l-2-1c0-1 0-1-1-2l-4-3c-1-1-1-2-2-3l-21-21c-1-1-1-1-2-2-8-9-2-2-9-8 0-1 0-1-1-2l-3-1c-1-1 0-1-1-1l-2-2c-2-1 0 0-2-1-1-1-2-2-4-3s-1-2-4-3c-2-1-3-2-5-4-1-1-1 0-3-1-2-2-3-4-7-6l-7-5c-1 0-1 0-2-1-1-2-2-1-4-2-1-1-4-2-5-3h-1l-12-12c-4-4-4-5-9-9l-4-3c-2-2-4-2-5-4-3-2-2-2-5-3l-3-2c-2-1-6-2-8-3-1-1 0 0-1-2zM329 566c-1 0 0 1-1-1 0 0 0-1 1 1zM329 566zM47 688c1-1 2-2 3-2 1-2 1-2 1-3h1c0 1 1 2 2 2 3 1 2-1 4 2v-1c0-1-3 0 3-3l1 2c2-1 1-1 4-1h1c2 1 6 2 9 1v1c4-1 2 1 8-1v1c1 0 1 0 2 0h1c2 0 2 0 3 1l-2 1c1 2 0 2-2 3l1 2c-2 1-1 1-3 2 1 2 0 0 0 2l-1 2c-1 1-1 1-1 1v1c-6 8-7-1-10-7-4 2-1 0-5 0-1 1-1 0 0 3h-1l4 9c-3 1-3 2-4 0-3 1-2 0-5 0-1 0 0 1-3 0h-9c-1 0-1 0-2 0l-1-2c-5 3-4 1-4 0-2 1-3 2-4 3 0-2 0-2 2-3-1-2-1-1 0-3l1-1c0-1 0-1 0-1 1-1 1-4 3-5 1-2 2-1 1-4zM47 688zM198 615c8-3 7-5 9-7l3-2c2-2 5-4 7-5 1 3 2 1 4 2 2 0 4-1 5 0s1 0 2 2c2-1 3-2 4 0 3-2 2-1 3 0 2 1 5 1 7 1l3 1c2 1 0-1 2 1 2-1 1-1 3-1 1 3 1 1 1 3-5 2-1 2-4 4-1 1-2 1-3 2-2 2 3 0-7 5-1 1 0 0-2 0h-4v-1c-2 1-2 1-4 1h-2c-2 1-3 1-5 2v-2l-9 3c0 2 2 1-1 2 1 1 1 1 2 3 2 0 2 0 4-1l1 1c4-1 6-3 10-1l-4 3c-1 2-2 2-4 3l-1 2c-1 1-3 2-4 2 1 2 0 1 0 2 1 1 0-1 0 1-3 0-3 1-4 3s-3 3-6 4c1 2-1 2-3 3l1 2c-2 1-3 2-6 3 1 3 1 1-1 3-2 2 0 0-3 4l-2 2c0 0-1 1-2 1l1 1c-2 1-1 1-3 2 1 3-1 3-3 4-8 4-4-1-17 5l-1-1c-4 2-4 0-8 2-1 0-2 1-3 1 1 2 1 1 1 3 2 1 1 0 3 2 2-2 2-1 4-2l1 1c8-3 7 0 12-3l-3 5c-1 2-3 1-2 4l-3 1c1 4 0 2-2 4-4 4-3 2-5 4-1 2 0 1-3 3 1 2 0 2-1 3s0 1-2 2c-1 1-1 1-2 2l1 1c-2 1-2 1-4 2 1 3 0 2-2 4-1 1 1 0-1 1-1 2-5 3-7 4s-1 2-4 2l-9 2-1-2c-2 2-2 3-4 0-2 1-1 0-3 2 0 1 1 1 1 2 0 2 0 0 0 2 2 1 4 2 6 1 4 0 3 0 5 0 1 0 1 0 2 0 4-1 0 1 5-1 0 4-2 1-2 5l-2 1c-1 1-1 2-2 3 0 2-2 3-4 4h1c1 1 0 0 1 1-1 0-1 1-3 1l1 2c-3 1-2 3-4 5l-5 8c-1 1-1 0 0 2-4 2 1 2-3 4 1 2 0 1-1 3-2 2 0 1-3 3 1 1 0 0 0 1 0 2-1 4-3 5 1 3-4 4-6 5l-10 4v-2c-2 1-4 2-5 2h-3c-1 0 0 1-1 0l-2 1c0 1 2 0-1 1 1 2 0 2 1 3 1 2 0 0 1 1s0 0 2 1l4-2v2c9-4 4 0 13-4 0 3-1 4-4 6 0 2 0 1-2 3l-1 3c-1 4 1-2 0 1-1 2 0-1-1 1l-3 3c1 2 1 2-1 3 2 4-2 0-1 5-2 1-2 4-4 6-1 1 0 2-2 3 0 2 0 2-2 3l1 2c-4 2-1 0-2 3-1 1-1 0-4 1v-1c-4 2-5 2-8 3-1-2 0-1-1-1-5 3-3 1-7 1h-1c0 0-1 1-2 0-2 1-2 1-2 1-1 2 0 4 1 5 2 0 2 0 3 0 1 1-1 1 1 1 1 0 2-1 3-1 2 1 3 0 5-1 4 0 1 1 3 1 1 0 2-1 4-2 0 2 2 1-1 2v2l-1 1c1 2 0 1 0 3l-2 3c0 2 1 1-1 2v2h-1c1 3-1 4-3 6 0 1 0 1 0 1l-3 6c-1 2-8 5-10 5s0 1-1 0l-6 2c-2-2 0 1-2-1l-3 1c1 5-2 1 1 5v1h1c1 0 2 0 3-1l1 2c11-6 7-2 10-4l-2 8c-1 3 0 1-2 3 1 2-1 3-2 6-1 1-1 1-3 2 1 3-1 0 1 4-3 2-2 1-2 2-1 2 0 1-2 3v1c-3 2 0 2-4 4-1-2-2-2-3-5l-1 1c0-2-1-1 1-2l-1-1c-1 0-1 1-2-2l-3-15c0-2 2 0 0-3 3-2-1-1 2-3-1-3 1-1 0-4l2-1c-2-3 0-1-1-4s-1-5 0-8c0-1 0-3 0-4 1-1 0-1 2-1-2-3-1-4 1-5-1-2 0-2 0-4 1-2 0-1 3-2 0-1 0 0 0-1s0-1 1-2c0-1 0 0 0-1l1-1v-1c1-2 0-1 2-2l-2-2c3-1 2-1 2-1v-1c1-1 1-1 3-2-1-1-2-1 1-3v-1c2-1 1-1 3-3v-5c1-1-1 0 2-1l-1-2 3-1-1-2c2-1 1-2 2-4l1-2c1-2 1-2 2-3 0-2 0-2 2-3-1-2-1-2 1-3-1-2 0-2 1-3l2-3c1-2-1-1 2-2l-1-2c2-1 3-1 2-3l2-4c1 0 2 0 2-1-1-1 0-1 1-3 0-1-1 0 1-1l-1-2c2-1 2-1 2-2l3-5c0 0 1 0 1-1-1-2 0-1 2-4l6-8c-1-2 2-3 4-4-2-3 1 0-1-4 4-2 1 0 4-4v-1c1-1-1 0 2-1-1-3 0-3 2-4l-1-1c1-1 1-1 2-2v-1c2-3 1-1 1-4l5-3 1-1c1-1 1 0 1-1v-1c1-1 1-1 4-2-1-3-1-2 0-3l2-2v-1h1l2-1c-1-2-1-1-1-2 4-2 2-2 4-3 1-1 2-2 2-3-1-1 1-2 1-3 1 0 0-1 3-2h-1v-1c1-1 1-1 3-2-1-2-1-1-1-2 5-2 1-3 5-4l3-5c2-2 3-2 5-3-2-2-1-1-1-2 2-1 2-1 4-2 0-1 1-1 0-2l3-2c0-2 0-2 3-3l-1-1c0-2 2-2 3-3v-1l4-2c-2-2-1-1-1-2 2-1 2-1 4-2 0-1 0-1 0-1v-1c1-2 2-2 4-3l-1-1c2-1 2-1 6-2-3-2-1-1-1-2 6-3 5-4 8-5-1-4 1-3 2-5 1-1 1-1 1-2l6-3c-2-4 1-4 2-6 1-1 2-2 4-2-1-1-1-2-1-3 1 0 3-1 4-2 3-2-2 2 0-1 2-2 2-1 4-2s0-1 0-1c-2-2 0 2 0-1 1-1 1-1 4-2l-1-1zM198 615zM71 655c1-1 1-1 3-2 0-2 0-1 0-2l2-1c1 0 3 1 3 3 6-3 2 1 6-1l1 2c2-2 2-1 4-2 3 4 2 1 6 2 1 0 2 1 4 0 2 3 0-1 2 2 3-1 7 0 9 3l-3 1 1 1c-1 0-3 2-3 2l-1 2v1l-2 2c-1 3-1 3-4 4l1 2-3 1v-1c-3 1-3 0-8 1-1 1 1 1-1 0h-1c-1 0-1 0-4 1-2-1-2-1-2-1-1 0-3 1-3 1-2-2 0-1-3-1-2 0 0-1-4 0-1 0-1 0-1 0-2 0-2-1-3-1-2-1-2 1-4-1s0-1-2-1l-1-1c1-1 0-1 0-1 1-3 1-2 4-3-1-3-1-1 0-3l4-4c1-1 0-1 0-1 1-1 1-1 3-2v-1zM71 655zM166 606c2-2 1-1 2-2 2-2 2-1 3-3 2-2 4-3 7-4-1-2 0-2 2-3 1-1 2-1 3 1 1-1 1-1 3 0l3 1h1l4 1c2 1 1 0 4 1l5 2c-1 1-1-1-1 2l-5 2 1 1c-10 5-5 6-11 9v1c-5 3-3 3-5 5l-3 3c-1 1-2 2-4 2l-2 4c-1 2-1 2-4 4l1 1-5 2v-1c-4 1-4 0-7 1l-5 1c1-1 1-1 0-1h-1c-2 0 0-1-2 0l-1 3c0 2 1 3 2 4 3-1 3 0 5-1v1c5-2 2 0 5-1v1c0 1-4 4-5 5l-2 3c-2 2-3 3-5 4-1 1 0 1-1 2l-2 2c-1 2 0 1-3 3v2c-3 1-2 2-4 4l-2 1v1c-2 1-1 2-4 3l1 1c-1 1-1 1-1 1l-3 3c-1 0-1 1-2 2 0 0-2 1-3 1l1 1c1 1-1 1-3 2l1 2-7 3c-1 0-1 1-2 1l-1-1c-12 5-5-1-10 2l3 6c1-1 1 0 3-2l1 2c1-1 3-2 3-1 1 0 1 1 0 2l-5 8c0 1 0 0-1 1l-4 4c0 1 1 1-2 3v1c-1 1-4 2-4 4 1 1-1 1-2 2 1 2 0 1-1 3-3 2-1 0-2 3-1 2-1 1-2 2-2 3 0 2-3 4l1 2-2 1c0 2 0 1-1 2l-1 2c-2 2-2 4-3 5-2 2 0-1-1 2-1 1-4 3-6 3l-2-1-3 2-1-2-2 1c0 3-2 2 0 6l2-1 1 2c1-1 1-1 3-2 1 6-1 4-3 8-1 2 0 2-3 3 1 3-1 3-3 7-1 2 2 0-1 2l1 2c-5 2 1 1-4 4 1 2 0 2-1 4l-1 1c-2 2-2 3-1 5l-4 1c1 3-2 4-4 4-4 0-1-1-7 2l-1-2c-4 2-3 1 0 7 1 0 1 0 2 0 3-1 4 0 6 0v1c-1 1 1 0-2 2l2 2c-2 1-2 1-4 4l-1 2c0 2 0 2-2 3l1 2c-3 1-3 1-2 3-3 1 0 1-2 3-2-1-2-1-4 0-2 0 0-1-3 0v-1c-1 0-4 1-4 2-2 1-1 0 0 1l2 2c0 1 3 2 5 2l1 2c-2 1-2 2-3 4 0 1 0 1-1 2 0 2 0 2-2 3 1 2 1 1-1 2-2 3-1 6-4 8-1-1-1-4-3-5-2-2-3-4-4-7-1-1-2-3-2-5l-1-5c0-2 1-2 2-5l2-5c0-1 1-1 3-2-1-1 0-3 1-4l1-1c0-2 1-2 2-3-1-1-1-1 1-3l-1-1c3-2 1-2 3-4l2-3c1-2 0-2 3-3-1-3-1-1 0-2v-1l4-5c0-1 0-1 0-1l1-1c0-1 0-1 2-2l-1-1c2-1 2-1 3-2l-1-1c1-1 1-2 3-2 0-2 0-1 0-2l3-3c0-2-1-1 1-2 0-2 0-2 2-3 0-1-1-1 2-2l-1-2c4-2 0-2 4-5 0 0 1 1-1-1 2-1 2-1 3-2-1-2 0-1 2-3l1-1 1-2c0-1-1 0 1-1l1-4c1-1 1 0 2-1-1-2-1 0 0-2l4-4-1-2 3-1c-1-2 0-3 2-5s1-3 4-4c-2-3 0-2 1-4v-1l3-4c2-1 4-2 5-3v-2-2c1-2 1-2 3-3-1-3 0-1 1-3 0-1-1-1 1-2 0-1 1-1 1-1 0-1-1 0 0-1 0-1 2-1 3-2 0 0-1 0-1-1-1-1 1-1 2-2l2-4c0-2-1-1 2-2-1-2 0-2 1-4h1l3-3c-1-3 2-1 2-4 0-1 1-1 3-2l-1-2 3-2-1-1c4-3-2-2 6-6l-1-1c5-2 0-2 4-4l9-4c-1-3 0-1-1-3 0-1 0-1 0-1v-1c0-1-1 0 1-2l-1-1c4-2 1-2 5-4-1-2-1-1-1-2 0 0 1-1 2-1l2-4c1-1 0-2 4-4-1-2 1-2 3-4l3-2c-2-2 2-4 4-5 0-1-1 0-1-1 2-1 1-1 4-2-2-2-1-1-1-1 2-2 3-2 5-4-1-1-1 0 0-1s2-2 3-2c-1-1-1-1 1-2l-1-1c1 0 4-1 5-1 0-1 0-1 0-1zM166 606zM90 633l5 1c1 1 0 0 1 2l4-2c0 1 0 1 1 2 2-1 1-1 3 0l3 1 2-1 1 2c3-2 2-1 5-1 2 0 1-1 3 1 4-2 5 1 5 2l-2 1c1 2 0 2-2 3 1 4-3 3-5 3-3-1-2 0-3-2l-3 1c-1-1 0-1-3-1-1-1 0-1-1-1s-3 1-4-1c-2 0-2 0-4 1-1-2 0-1-3-1h-1c-2-1 0 0-2-1l-1 1c-3 0 2 1-1-1h-3c-1-3 1-5 3-6 2-3 1 0 2-3zM90 633zM212 571h1zM212 571zM107 617zM107 617l2-2c2-2 2 0 1-2 2-1 1 0 2 0l1-2c3-1 5-3 9-4 0-1 0 0 0-1v-1c-1 0-1 0-1 0 3 0 1-1 2 1l3-1c-3-2 2 2-1-1-1 0-2 1-1 0l10-5v2c5-2 9-5 13-4h1c4 1 2 1 3 1 1 2-2 0 0 1 3-2 5-3 8-3 2 0 0-1 2 1-3 1-2 3-4 5l-5 2c-3 3 2 2-5 5 0 1 0 0 0 2l-4 4c-3 2 0 1-3 4-3 2 0 2-6 5v2c-7 4-4 3-9 1-3-1-2 1-4-1-3 1-2 1-5 1h-1c-3 0-1-1-3-1s-1 1-4-1c-3-1-3 1-7-2 3-3-1-2 6-5zM107 617zM214 558c2-4 3-2 3-1l7-4 1 2 8-3 1 1c5-2 3-2 7-1 2 1 1 1 3 0l1 1 5 3 1 1c1 0 1 0 2 0h1c2 1 3 2 6 1 1 2 1 2 3 1 1 2 1 1 3 1 4 0-2 0 1 0 0 0 4-2 5-2l1 1c2 0 2 0 4 0h4c1 1 1 0 2 0 2-1 4-1 5 0 1 0 0-1 2 1 3-2 2-1 4 0 2 0 2 1 3 3 2-1 2 0 6 3 1 1 0 0 2 2l1-1c1 3 3 3 5 4s0 2 3 1c2 3 0-1 2 3l2-1c1 1 0 1 1 1-2 1-4 3-5 1-3 1-3 1-5 2l-1-2-7 4c1 2-2 1 2 2h1 6c3-1 2-2 4 0 8-3 5 0 12-1 2 0 1 0 2 1 2-1 2-1 4-2l1 2c2-1 4 0 5 1l8 7c1 1 1 1 1 1 1 0 1 0 1 0l4 4c0 0 0 1 1 0 1 1 3 4 4 5l5 5c2 2 4 4 5 6 2 0 2 0 3 1 6 4 3 2 5 3 2 0 2 1 3 2l1-1c1 2 1 4 4 3 1 3 2 2 4 3s3 3 4 5c-3 0 0 0-2 0s-3 1-4 1c-1-1-1-1-2-1 0 1-2 1-3 2 1 2 1 3 2 5 3-1 5-2 8-2h2 2c2 1 2-1 3 1 2 0 1 0 3 0 4 1 0 3 3 1 2 3 1 1 2 2 2 0 0-2 2 0s0 3 3 2c1 2 1 2 3 3l7 6c1 0 1 0 1 0v1c1 1 0 0 1 1l6 5c1 0 1 0 1 1 5 7 10 10 11 13-2 0-3 2-4 0-2 1-2 0-4 1v-2c-1 1-2 1-3 1-2 1-1 1-2 0l-3 1c1 3 0 1 0 3 3 2 2 0 4 2 3-1 2 1 5 1l10 2c1 0 0 0 2 0l1 1c2-1 2-2 4 0 2-1 4 4 7 6l9 9h2c1 2 4 5 5 6l3 7-5 2v2c-5 2-5 2-2 6 0 0 1-1 2-1s0 0 1 0 2 1 4 0c0 2 1 2 2 1 1 1 1 1 1 1 1 0 1 0 1 0l1 1c2 0 1-1 2 2 2-1 4-1 6 1l1-1c2 2 2 3 3 4l6 7c1 1 0 1 0 2 1 2 1 0 2 3l3 11c1 3 0 2 0 3s0-1 0 1v3c1 3 2 3 0 6-1 4 0 5-2 6l-2-2c-1-1-2-1-2-2-1-2-1-3-2-6-2-2-2-3-3-5-1-1-3-3-4-4v-1l-1-1c-1-1-3-1-3-3-1-2 1-2-2-5-1-1 0 0-2-2-1-1-1-1-2-3l-1-1h-1l-3-4-1-1c-1-1-1-1-2-2-2-3-3-4-4-5s-1-2-1-2v-1c-3-3-5-6-8-8l-8-11c-2-2-1-1-2-2h-1v-1c-1 0-1 0-2-1-1-1-1-1-2-1l-3-3-6-4v-1l-3-1c-1-1-1-2-2-3l-3-1-3-1c0-1 0-1-1-2s-3-2-5-4l-2-2c-1 0-1 0-2 0-3-2-5-7-8-9-1-1-2-4-3-5-2-2-1-1-2-2-1 0-1-1-1-1-2-1 1 1-1 0l-1-1c-3-2-5-5-8-6l-2-3c-3-6-7-7-8-10l-1 1c-1-2-1-2-2-2-2-1 0 0-2 0l-3-3c-1 0-1 0-1 0-1-1-1-1-1-1-1-1-2-1-3-2s-2-3-5-3c-1-1 0-1-2-1-1-1-1-1-2-1l-2-1c-2-1-3-3-5-4-1 0-3-1-4-2s-1-1-1-2c-2 1-2 0-7-3l-1-2-2 1c-1-2 0-1-2-2 0 0-1 0-1-1-1 0 0 0-1 0-3-2-3-3-4-4-3-2-2 0-4-2-4-3-5-1-6-3-4 1-2-1-5-1-1 0-1 0-1 0-3 0-1 1-3 0-1-1-1-1-1-1-2-1-3-3-5-4-3-2-4-3-8-4l-7-4c-2 0 0 1-2-1l-6-3c-1 0-1 0-1 0l-2-1c-1 0-2 0-4-1-1-1 0 1-1-1l-2 1c-1-2-1-2-3-1l-1-1c-2 0-1 0-3 0l-4-2h-1c-1-1-2-2-3-1-2-2-2-2-4-1l-1-1c-2 1-2 1-3-1-3 1-1 0-7 0s-3-1-8-2l-1-1c-1 0-1 0-2-1-3 1-6-2-6-2-2-1-4-1-5-3-2 1-2-1-3-1zM214 558zM212 571c-3 1-3 1-6 2-4 1-4 3-6 0l-5 2c2 2 1 2 2 4 5-2 4-2 5 0 1-1 2-1 3-1 3-1 2-1 3 0 8-3 5-2 12-2v-1h3c1 0 1 0 2-1 2 0 0 1 2 1l3 1h1l10 3c1 0 1 0 1 0h3 1l5 1h1c1 0 1 0 1 1l4 2c0 0 2 1 4 1h1c-2 1-12 5-14 4l-1-2c0 1 0 0 0 1s1 0 0 1l-2 3c0 2-1 1 1 2 0 1-1 0 2 1 1 0 2 0 3-1 4-1 6-4 8-1 3-1 6-4 10-4h1l3 1c1 0 1 0 1 0l6 2c2 1 2 0 3 1l5 2c6 2 8 5 10 6l3 3h1l1 2c2-1 3-1 3-1h3c1 0 0 0 1 1l3 1c6 3 2 1 6 4 1 0 1 1 1 1 1 0 0 0 1 0l5 3c0 0 1 1 2 1 2 1 0 2 0 4l-1 1c-1-1-1-1-2-1 0 0 0 1-1 1l-4-1c-1 1 0 1-1 1h-6c0 0 1 0-1-1-1-1 0 2-2-1l-4 1c2 4 1 1 1 4 0 1 0 0 1 2 1 0 2 0 3 0 2 0 1 0 2 0s1 0 2 0c2 0 1 0 2 1 4-2 3-1 7-1h2c2 0 2-1 3-1h1l3 1c1 0 2 0 3 1l6-2c1 1 0 0 1 1h1c2 1 4 3 6 3l4 2c1 2-1 0 0 1l5 3 4 3c1 1 1 1 2 2l4 2c5 3 2 0 5 4 1 1 1 2 4 5 2 1 5 4 2 4s-4 1-6-1l-5 2c0-1 0-1-1-2-2 2-2 1-4 2-1 0 0 1-1-1-2 1-3 1-4 1-2 1-2 1-3 2 1 3 0 2 1 4h1-2l-8-4v-1c-1 0-2-2-3-2-6-4-9-8-12-10l-5-4h-1l-3-4c-1 0-1-2-5-2l-11-6-1-1c-3-2-1-1-4-2l-1-1c-3-1-2-2-5-2-2-1-3-3-6-4-2 0 0 0-2-1l-6-4c-2-2-3-3-5-5l-9-5c-2-1-4-1-6-2h-1l-1-1-15-4c-1 0-1-1-2-1s0 0-1 0l-9-2h-1c-3 0-4 1-5-1 0 0-1 0-2 0-2 2-1 1-1 1l-1-1c-1 0-1 0-2 0l-9-1-4-1h-1c-2-1-3-2-5-1-1-2-3-2-3-2-1 0-1 0-1 0-2 0-4-2-6-2l-6-2c-1-1-2 0-3 0l-4-1c-1-1 1 0-1-1h-1c-2 1-4 0-4 0h-1c-4-1-4 0-7 2-4 2-7 4-10 3 0-1-1-3-1-4l1-3c1 0 2 0 2-1 3-1 1-1 1-1 2-3 9-5 13-7 1 1 1 0 2 1 2-1 2-1 4-1h2 1l5-1c2 0 2-1 4 1l5-2c1 0 0 0 2 1 3-2-1-1 1-3 2-1 3-2 4-2l6 3c0 1 0 1 1 1l1 1c2 1 2 0 2 2zM212 571zM549 665c-2 1-5 0-5 0-2 0-4 0-6 0-2 1-2 1-3 0-3 1-2 3-1 5 2 0 1 0 2 0s3 0 4-1l1 2c2-1 4-1 6 0l8 3c1 1 1 2 2 3 1 2 0 0 1 1l5 6c1 0 0 0 1 1l3 7c1 2 0 1 1 3 0 2 1 4 2 5 1 1 2 3 2 5v2c-1 1 0 1-1 1-2 0-2-1-4-1l-6-3c-4 1-2 0-4 1-1 1-1 1-1 2 0 2 3 3 4 4l10 3c1 1 1 1 3 0l4 5c1 1 0 1 1 1l1 2c-1 1 0 3 1 7 2 3 2 3 2 7v1 7c1 3 2 6 1 12 0 1 0 0 0 1v4c0 1 0 3 0 4v1c-1 1 0 3-1 5 0 1 0 1 0 1 0 1-1 3 0 4l-1 1c-2-3-4-5-6-7h-1c0-1 0-1 0-1l-2-1c-1 0-1 0-1 0h-1c-2-1-1 0-2-2l-2 1c1 3 1 5 3 7l4 3c3 3 2 3 6 6 4 4 3 8 2 13l-2 7c0 2-1 3-1 4l-1 1c-1-2-3-2-5-3-3-2-3 0-6-2-2-2-5-3-6-4s-2-2-2-3l2-18c0-2 0-4 0-6s0-4 0-6v-7l-1-8c-1-4-3-7-4-11l-1-6v-1c0-1 0 1 0 0l-2-6c0-1-2-5-2-8 0-2 1 0 0-3-1-2-3-5-3-6l-4-7h-1l-1-2c-3-3-3-4-5-7-2-4-3-4-4-9 0 0-1 0-1-1v-2c-1-1-2-3-2-4l-2-3c-1-2 0-1-2-5-2-3-1-3-4-5-1-2-2-4-4-6l-14-13c-4-3-6-3-9-8-2 1-1 0-5-3l-1-1c-1-1-2-2-2-3-2-2-2-3-3-4s-1-1-1-1l-1-1c-2-2-3-5-4-7l-3-5h-1c0-1 1 0 0-1-3-3-4-8-10-14-1-1-2-3-3-5-1-1-2-3-3-5-2-2-4-6-6-9-6-7-3-5-7-11-1-2 0 0-1-1 0-1 1-1-1-3-1 0 0 1-1-1-3-4-5-10-7-12-1 0-1-1-1-1-1-1-2-3-3-5-2-2-3-2-4-4-3-5-6-11-8-16-1-3-3-7-4-10l-3-15c0-3-2-5-2-8l1-1c0-2-2-4-1-6 0-3-1-5-1-7v-6c-1-1 0-2-1-4-3-12 1-5 0-13l-1-1c0-1 1-2 0-3l-1-8c0-2 1-2 1-5 0-2-1-5-1-7-1-3-1-1 0-4l-1-7c0-2 0 1 0-2-1-3 0 0 0-2s-1-5-1-8l-1-3c0-2 0-2-2-5-1-2-1-4-2-6 0 0 0-1 0-2s0 0 0-1c-1-1-1-1-1-2-1-4 2-3-2-10-1-2-4-8-6-11-1-1 0 0-1-1-2-2-3-4-4-5s-2-6-4-7l-3-5c-1 0-1 0-1 0-3-3-3-8-5-10l-1-1c0-1 0 0 0-1 0 0 0-1-1-2l-1-1c-1-1-2-3-2-5-2-2-2-2-3-5-1-2-3-2-4-4-1-1-1-3-3-4-2-3-2-2-3-5-1-2-2-3-3-5-5-8-10-19-12-28v-1l-2-15c1-2-1-4 0-6 0-3-1-8-1-9l-2-16c1-2 0-4 0-6 0-1 0-1 0-2 1-1 1 0 0-1-1-3 0 2 0-1l-1-7c0-1 1-2 1-4s-1-6-2-8c0-3 1-2 1-4l-1-5c0-1 0-1 0-1 0-2-1-2 0-4v-1l-2-8c0-1 0-2 0-3-1-4-4-9-4-13l-1-3c-1-4 1-1 0-5-1-3-6-13-8-15l-6-8c0-2-1-5-3-6l-4-5c-3-2-4-7-6-10-1-2 0 0-2-2-1-1-1-2-2-3s0 0 0 0l-11-14c-2-3 0 0-2-2-2-1-1-2-2-4s-3-4-3-6l-3-13v-6c0-1 0-1 0-1v-1c0-1 0-1 0-1l1-8c0-3-2-4 0-7 1-3-1-4 0-8l2-6c0-8 2-5 1-8 2-1 3-2 5-3 4-1 2-1 4-3 1 1 2 2 4 4 2-1 2-1 3 1 4-2 8-4 6 2l-4 12c0 1 0 1 0 1-1 1-1 1-1 1v4c0 4 3 4 2 8v2c-1-1 0-1-1-1-2-1-1 0-3 0l-8-1c-3 0-1 1-3 0h-1c-2 0 0 1 0 0-1-2 1 0 0-1l-3 2c0 2-1 2 0 4 2 0 1 0 2 0 2 0 1-1 3 2 3-2 2 0 5 0h4c2 0 1 0 1 0l4 1c3 1 4 4 4 7l1 1c1 2 0-2 0 0l1 8h1c0 1 2 3 2 4 1 3 0 1 1 3s1 7 5 10c-4 2-3 1-6 1-1-1 0 0-1-1l-4-1c-4 0-2-1-7 2 1 2 0 2 1 3s4 1 5 1c2 1 2-1 3 2 3-1 3 0 6 1l5 3h1c4 3 5 6 7 10 2 3 4 9 5 10 1 0 2 1 2 1 0 0 1 1 3 4 4 6 2 2 5 5 0 1 1 3 2 4-2 0-1 0-2 0-2-1-2 0-5-1-3 0-7-1-9 3l-1 1c2 2 0 0 2 1v1c4-2 2-1 3 0h3c2 0-2 0 0 0l4 1c1 0 1 0 3 0l6 2h1c2 1 5 5 6 9 0 2-1 1 1 5 1 3 0 4 1 7 1 1 1 2 1 3 1 3 2 2 1 3l2 5c-2 2-1 2 0 4 0 1 0 3 0 4 2 5 2 5 2 9l-10-2c-1 0-1 0-1 0-1-1-2-1-3-1s-2-1-3-2l-3 2c0 1 0 1-1 2 1 2 1 3 3 3h1c0 1 1 1 1 1l3 1c1 0 0 0 1 0h3c1 0 1 0 1 0l1 1 6 2c2 1 3 2 4 3l1 3c0 2 1 3 0 4v1 1 1 11c0 2 0 0 0 2 0 0 2 3 2 4-1 0-2 1-2 2v7 1c0 2 0 4 0 5l1 6c-3 2-2 1-4 1h-1l-4-1c-3-1-2 2-4-1-2 1-3 1-5 1 0 2 1 4 3 5l8 2c2 0-2 0 0 0 5 1 7 2 8 7 0 2 0 1 0 3 1 5 5 13 5 16 0 1 0 0 0 1l1 1c1 2 0 4 2 7l8 21c0 2 1 3 1 4-3 1-5 0-8-1-2 0-1 1-2-1-2 1-5 1-6 2-2 2 0 2 0 2v2l8 2 9 3h2c2 1 3 2 5 4l1 2c1 2 2 3 3 5l2-1 3 8c3 6 3 5 7 9 1 2 2 3 3 4s3 3 4 6c-2 0-2-1-3-1-2 0-2 1-3 0l-5-1c-1 0-3 1-4 2l-1 2c1 3 0 1 1 2h1c3-1 1 0 3 0l6 1c1 1 2 0 3 1 1 0 0 0 1 0l2 1h1l2 1c7 2 6 9 7 11l2 6c0 6 4 8 2 10l2 5c-2 1 0 1 0 6l1 2c0 2 1 4 1 6 0 1 1 2 1 3l-11-3h-1c-2-1-4 0-6-2l-3 1c0 2 0 1-1 2 1 2 1 3 3 4h1 2l1 1c2 0 0 0 3 1h4c2 1 2 0 4 1l2 2c2 0 4 1 4 3l2 6-1 2c0 3 1 4 1 6v1c0 1 0 1 0 1v5c0 1-1 0 0 1l1 4c-3 2-2 5-2 8v2c0 2 1 4 0 6l1 6c0 0-1 1-2 1-2 0 0 0-2 0s-4-1-6-2c-2 0-1 2-3-1 0 1-1 1-2 1-2 1-1 0-3 1 1 3 2 5 4 5l7 2c2 0-2-1 1 0 4 1 6 1 7 7 1 1 0 3 1 6 1 4 2 7 4 11l1 3c1 2 0 3 1 5 0 2 0 1 1 2l8 21c0 2 0 2 1 5l-1 1-6-1c-2-1-2 1-3-2-2 1-5 2-6 3-2 2 0 1 0 2v2l4 1c1 0 1 0 1 0h1l15 5c4 2 6 8 9 12 0 1 0 1 1 2l6 6c0 1 0 1 0 1l15 18c2 4 6 5 8 8 2 2 1 1 2 2s1 1 2 3l-2 1c-2-3-1-2-2-2h-3c-1 0-4 0-6-1-1 0 1 2-1-1-5 2-5 2-3 7 3-2 1-1 2-1l11 2h1c4 0 4 1 8 3 1 1 1-1 2 2l6 11c1 1 2 2 2 2 4 5 5 8 9 11 2 2 5 4 8 5l4 4 7 6c2 2 0 1 2 3 1 2 2 2 4 5zM549 665zM268 7c1 2 0 2-2 3 2 2-2 3-1 6l-1 1v1l-2 2c1 2 0 1-1 3-1 2-1 4 0 6l-1 1 1 3c-1 1 0 0-2 1l1 2c-1 1-1 1-2 5v2c0 2 0 2 1 4-3 2 2 5-1 13-1 1 0 2-2 3 1 1 1 1 1 1v1c0 2 1 2 2 4-2 1-2 1-1 4 0 1 0 1 0 2v1l1 4c1 2 0 1 1 3 0 1 0 1 0 2 1 2 0 3 2 6l1 1 5 9c2 3 2 2 4 4 3 2 3 6 6 9 2 1 0-1 2 1 1 1 1 1 2 2s2 2 3 4c2 3 3 6 6 9 2 4 1 2 3 4 1 1 2 3 3 5 2 2 0-1 2 2s3 8 6 11c1 1 4 6 4 7 1 5 1 11 3 16 2 3 3 8 3 12l1 2c0 1 0-1 0 1 1 6 2 5 1 11v3c1 3 1 7 2 9l-1 1 1 2c-2 1-1 0-1 1l1 11v2c0 2 1 5 0 7 0 1 0 1 0 2v2c0 2 2 5 1 7 0 3 0 1 0 5v1c1 5 1 4 1 7v2c0 2 1 1 1 4l1 5v1 8c1 2 1 1 2 3 0 3 0 5 1 8 3 5 1 5 4 8 1 1-1-1 1 1 1 2 0 1 0 2 0 4 2 8 3 12 0 2 2 3 2 4l1 2c2 2 3 6 5 8 1 2 1 1 2 3 1 0 2 1 3 3 2 4 3 4 6 8 6 6 3 3 9 12s3 2 7 10c1 1 1 1 1 2 3 2 5 6 6 9s2 3 4 6c1 2 1 2 2 4 1 0 0 0 0 1 0 1 1 1 1 1 0 6 0 10 3 15 1 4 2 7 3 10l2 13c0 1 0 0 0 1v1l-1 4c1 1 0 0 1 1v4c1 2 0 2 1 4l-1 1 1 1c-1 1-1 1-1 2s0 1 0 3l1 5v2c0 1 0 0 0 1 0 3 1 6 1 8l-1 1v2c0 3 2 6 2 8s-1 3-1 5v1 1l2 9c0 2 0 0 0 2 0 3 1 5 1 8l1 7v1c1 3 1 8 3 11l1 3c0 3 1 3 3 5 1 2 0 2 0 3 1 1 2 5 3 7l4 7c1 3 3 4 5 8l5 6c2 2 3 6 5 9 1 1 2 2 2 4v1h1v1l1 1c1 2 4 7 6 9 1 1 0 1 2 3l5 8c1 1 1 1 2 2 0 1 1 2 2 3 0 1 0 1 0 1 1 1 2 1 3 3 1 3 0 2 2 4s4 7 7 9c0 1 0 0 0 1l4 6c2 4 1 6 6 11 2 2 4 5 6 8 1 2 1 1 3 3l10 9c1 0 1 0 1 0l3 2c1 1 0 1 1 1l7 4c0 1 0 1 0 1 2 1 3 3 4 4 3 3 9 7 9 10 0 1-1 0 0 2l2 7c4 6 4 10 8 16 1 2 2 4 3 5 6 5 3 2 7 8l4 13c1 2 2 3 2 5 1 4-2 0 1 5 1 3 1 8 2 10 0 1 2 4 2 6 1 3 0 2 2 5l-1 1v2c-2 1 0 0 0 7l1 1v1l-1 2c0 3 0 2 1 5s0 4-1 6c0 2 0 1 0 3 0 3-1 3 0 6l-3 2-1-2c-2 1-2 2-3 0-3 1-3 0-8 1h-8c-2 0-1 0-3 0-2-1 0 0-2-1 4-2 0-2 3-4-1-2 0-3 0-4 0-2-1-4-1-6 0-3 0-7-1-10 2-1 0 0 1-2 1-3 3-4 1-8h2c-1-1-1-1-1-1 0-1 0-1 0-1v-1c0-6-1-5-2-10v-2c0-1 0-2 0-4-1-5-3-6-3-9v-2c1-6-2-5-3-12l-2-6 1-1c0-1-1-2-2-3-1-2 0-1-1-2s0-2-2-4c-1-2-1-6-3-8-2-1-3-1-4-4s-2-6-4-8c-3-3-3-3-7-9-1-2-3-4-4-6s-1-2-1-4l-4-7c-2-3 0 1-2-2-1-1-3-5-4-8-3-6-1-3-5-6-1-1-3-5-4-6l-1-1c-4-3-4-6-7-9l-1-1-2-2c-2-1-2 0-3-1s-1-3-3-5l-4-3c-2-3-2-5-6-7-2-2-4-3-5-5-2 1-3 0-5-2-1 0-1-1-2-1h-1c-1 0-1 0-2-1-2-1-2 0-3-2-2 0-1 0-3-1l-6-3c-1 0 0-1-2 0-1-2 0-1-2-2-1 0-1 0-1 0l-7-4-4-3-1-1c-1-1-1-1-3 0-1-2-2-2-3-3-2-2 2 2-1 0l-2-2c-1 0-1 0-1 0l-5-2c-1-1 0 0-1-2l-2-1-1-1c-2-1-1 0-2-1l-2-1c-1 0-2 0-3-2-2 1-2 0-4-1-1-2-3-3-5-4l-3-1c0 0 1-1-2 1l-1-2c-2 1-2 1-3 0-2-1-1 0-2-2-3 1-2 0-4 0-2-1-4-1-5-1 0-1 1-1-1-1-1 0 0 0-1 1l-1-2-2 1c-1-2-2-2-4-1v-1c-1 0-1 0-2 0-3 0 1 0-1 0s-3 0-4 1l-1-1c-2 0-2 1-3-1-3 1-2-2-5-2-2 0-1 1-3 0h-1v-1l-1-1c-5 3-5-1-10 0v-1-1l-5 3c-2-4-3 1-4-3-2 2-3 1-4 1-2 0-3 1-4 1h-3c-2 0-1 0-2 0-1-1 0-1-2 0-1 0-2 0-3 0v-1c-2 1-2 0-4 1l-1-1h-6c-1 0 0 0-2 0l-6-3c-1-1-3-2-4-3h-1-1l-1-1-2-1c-3 1-1 1-2 0-1 0-1 0-1 0h-3c-3 1-2 0-6 2-2 1-2 0-3 1-1-1 0 1-1-1l-5 2c-1-2 1-1-2-1-2 0 0 0-2 1-3 0-6 2-9 3-1-1 4-3-12 4-3 2 4 0-2 3 0 1 1 0 0 1l-3 2c-1 1 0 2-1 0l-4 2-2-1c-2 1-3 0-5 1v-1c-3 1-4 1-7 2v-1c-6 3-8 4-8 2-4 1-11 4-13 5 0 0 0 1-2 4-3 3-1 2-7 5v2l-3 2 1 2h-2c2 4-1 0 1 4-3 2 2 2-4 4-3 1-5 2-8 3l2-2c-4 2-13 6-16 9-2 2-6 3-8 5-2 3-7 4-9 6v1h1c-8 4-6 6-12 9l1 2c-5 2-3 1-5 3l-3 5c-2 2-3 1-5 4 0 1 0 0 0 1-1 1 0 0-1 1s-2 2-3 2l1 1c-3 2-4 2-4 5l-4 2 1 2-4 1c1 2 0 2-2 3-1 2 1 1-1 3-1 0-2 1-3 1 2 2 2 1 0 3l-3 4c-1 1 0 0-1 1 0 1 0 0-1 1 0 1-1 1-2 1l1 2-4 2c1 2-1 2-1 3-2 1 0 0-1 1-1 2 0 1-1 2l-1 1c0 1 0 1-2 2 0 3-1 2-2 4-2 2 1-2-1 0l-2 4c0 2 0 0-1 2l-3 4c-1 1 1 0-1 2 1 3-2 1-2 4-1 2-1 0 0 2-3 2 1 1-3 3l1 1c-5 2 0 2-4 4 1 2 0 2-2 5v1l-1 1c0 2 0 3-2 4l1 1-2 1c0 1 0 1 0 2v3c0 1-1 1-1 1 0 1 0 0 0 1-1 1-1 1-1 1l-3 8c0 2 1 1-1 2l1 2c-2 1-2 2-3 4l-1 2c0 2 0 4-2 5l1 2c-2 1-1 0-1 2l-1 3c0 2 0 2-1 3 1 3-1 5 0 8l-1 1c1 2 0 1 0 4v1c0 2 1 1-1 2 1 2 0 2 0 3v7c0 1 0 2 0 2 0 2 0 1 0 3v1 1 1c0 3 0-1 0 1l4 18c0 1 0 2 1 3-4 2 2 1-3 3 2 4 0 1 1 4-4 2 2 1-3 4l1 1-1 1c1 2 0 1 0 3l1 1v5c0 3 0 3 1 6 1 1 1 1 2 2 1 2 2 1 2 3l1 2c1 2-1-1 0 1h1c3 4 4 8 6 12 2 3 4 5 5 8v1c0 2-1 2-1 3l-1 8c-1 2-1 0 0 3h-1c2 6-3 4 7 22l3 8c2 3 1 1 2 2 3 1 1 1 2 4-2 1 0 0-1 1v3c0 2-1 0 0 3-2 1-1 0-1 1v1c1 4 0 5 0 5 0 1 0 0 0 1 1 8 0 4 5 15 1 2 0 2 1 4s2 2 3 5l4 8c1 1 1 0 1 1l1 1c1 1 0 0 1 1 2 2 0-1 3 1l4 5 1-1c1 3 0 1 2 2l9 3c1 0 0 0 1 0 2 0 3-2 4 1 2-1 1-1 2 0 3 1 4 4 6 6 6 4 4 3 8 8 1 1 3 2 4 3 3 3 5 6 8 7v1c2 1 2 4 5 3 1 2 3 3 4 4l1 1c0 0-1 0 0 1h1c1 0 0 1 3 0l2 4c1 1 0 1 2 1 3 1 4 3 7 5 1 1 1-1 2 1h1c2 3 1-1 3 2h1c2 2 6 3 8 4 1 1 1 2 3 1l1 2 2-1c1 3 0 1 2 2l3 1c2 2 4 1 7 3l2 1c3 2 4 1 5 3l1-1 1 2c3-1 3-1 5 1 1-1 3 0 4 1h1c1 1 1 1 1 2l1-1 1 2 2-1c1 2 3 2 5 2l1 1c2 0 0 0 3 1 1 0 1-1 2 1 2 0 2 0 3 1 2-1 3 0 4 2l2-1c2 3 1 0 5 2 2 0 2 0 3 1l3-2c1 2 1 2 3 1l1 2c2-1 4-1 6 0 1 0 1 0 1 0 3 1 2 2 6 0l1 1c2-1 1 0 3-1 1 1 0 0 0 1v1c4-2 5-1 8-1h1l5 1c1-1 1-1 2-1l1 1c2-1 3-1 4 0 1 0 1 0 2 0h3c1 0 1-1 2 0 1 0 0 0 1 1l5-3c1 1 1 1 1 1 1 0 1 0 2 0l3-1 1 1c2-1 2-2 4 1 2-1 4-2 7-2h1c1 0 1 0 1 0l6-1v1l1-1c2 0 3-1 5 0 1 0-1 0 1 0 2-1 4-3 6-2 1 1 0 0 1 2 1-1 2-2 3-2 2-1 2-1 2 1 4-2 5-3 9-3 3 0 6-2 9-3 3 0-2 0 0 0l10-2c3-2 3-1 5-2 0-1-1 0 0-1 1 0 0 0 1 0l14-6c-2-2-1 0-1-1 2-1 3-2 5-3 4-2 5-2 5-4 2-1 1 0 2 1l4-4c5-2 7-4 12-6 0-1-2 0-1-1s3-1 3-2 1-1 3-2 3-1 4-3c1-1 0-1 3-2 2-1 3-2 5-2-1 0-1-1-1-1l-1-1 8-4c0-2 0-2 2-3 1 0 2-1 4-2-1-3 2-3 8-6 0-1-1-1 0-2 2-1 3-1 5-2v-1c0-2 3-3 5-4-1-1 0-1-3 1v-1c10-4 5-5 14-9-1-2 0-1 0-2 1-1 1-1 3-2l-1-1c1-1 1-1 3-2 3-2 1 0 2-2s3-2 3-5c4-2 3-2 3-2 1-1 1-2 3-3-1-2 0 0 0-1 2-1 3-2 5-3-1-1-1 0-1-1 2-2 3-2 4-4 0 0 0-1 1-1 2-3 0-3 6-5v-1c0-2 4-3 6-4-1-1 0-1-3 0l9-6c2-1 0-1-1-1 2 0 3-1 3-2 1-1 3-1 5-2s2-1 2-2l2-5c0-1-2 1 1-1-1-2-1-2 1-3-1-2-1-1 0-3 0-1 1-1 2-3 0 0 0-1 2-2l-1-2 1-1-1-1c2-1 3-3 2-5l2-1c-1-2-1-2 1-3l-1-2c2-1 1 0 1-1s0-1 0-1l2-4c1-2 2-1 0-4 5-2 0-1 4-3-1-3 1-3 0-5 0-1 1 0 0-2h1c-2-4 1-1 0-5h1l-1-2 2-1c-1-2 0-1 0-3v-3c0-1-1 0 2-1-1-3 0-5 0-7l1-2c1-1 2-1 3 1l3-2 1 2c2-1 3-1 4-2l1 2c5-3 4-1 8-3 2 2 4 4 3 6 0 2-1 3-1 4v2c0 2 1 5 1 7l1 3-2 1c1 1 1 1 1 3s-1 0 1 3c-2 1-1 0-2 2 0 2 1 2-1 3 2 3-1 6-1 11 0 2 0 2-2 3l1 2v1 1c0 2-1-1 0 2l-1 1c0 1 0 0 0 1l-1 4c1 1 1 0 1 1l-1 1c1 3 0 5 2 9l-2 1c2 4 3 9 3 13 1 2 0 2 0 3 1 3 1 3 2 6l1 3 1 2c0 2 0 1 1 3l3 8c1 4 2 5 4 8 1 2 1 1 1 1l3 4c2 2 0 0 2 2 4 5 2 2 5 5 1 1 1 1 2 2 3 3 9 6 10 9 3-1 2 1 4 1l7 3c2-1 2-2 3 0 2-1 3-1 4 1 4-2 2-1 4-1 1 0 4-1 5-2v2l5-2c1 2-1 0 1 0s1-1 1 1c7-4 12-7 19-10 0 0 1 0-1 0h-1c3-1 5-3 8-4l-2-1c2-1 3-2 6-3l-1-2c7-4 0 0 3-3v-1c1 0 1-1 1-1 1-2 0-1 3-2-1-2-2-2 1-3l-1-1c2-2 3-4 4-6 0-1-1 0 0-1s0 0 1-1v-1c1-1 1-1 1-2h-1c1-1 2-1 3-2-1-2 0-2 1-4s-1 0 1-2l-1-2c2-1 1 0 2-1v-1-1c1-2 1-6 0-8 2-1 2-3 2-5v-1-1-6c0-1 0 1 0-1 0-1 0 0 0-1s0-1-1-2l-1-4c3-2 1-1 1-1-1-2-2-4 0-6-3-5-2-5-3-7 1-1 1-1 1-2 0-2 0-1-1-3l-1-5c0-4-1-7-3-11-1-2-1-1-2-3v-1c-5-10-8-10-13-16v-1c-1 0-1 0-1 0l-1-1c-2-2-3-6-6-8-3-4 2 3-2-3l-2-2v-1l-3-2c-4-6-3-4-6-7l-4-4h-1c0-1-1-1-1-1-1 0-1-1-1-1l-4-3c-1 0-1 0-2-1h-2c-1-2-1-1-2-3l-1 1c-1-3-3-2-4-4 0-1 0-1 0-2 1-2 0-1 2-2-1-2-1-3 1-4l-1-2 1-1v-2l1-1c-1-3 1 0 0-3l2-1c-1-2-1-2 1-3-2-4 0-5-1-8 2-1 0-1 0-2l1-5v-1-7-1l-1-3c2-1 1-5 1-6 0-3 0-1 0-3 0-3 0-1 1-2 0-2 0 0 0-1v-3c0-2 0-1-1-3l2-1c-1-1-1 0-1-1l-1-8c-1-2-1-3-1-5v-1l-1-7c0-2-2-5-2-7v-2c-1-2-1-5-2-7-1-3-3-4-4-7v-2h-1v-1-1c-1-3-5-9-7-15 0-2-1-3-3-6l-2-2c-1-1-1-2-2-3l-2-2c0-1 1 0 0-1s-3-2-3-4v-1l-1-1c0-1-1-2-1-3l-2-2c-2-3-3-3-4-4-2-2-1-3-4-5s-4-6-6-7l-8-5c-2-1-3-3-4-4l-2-1c-2 0-5-5-6-7-1-1-1-2-2-3-1-2-1 0-2-3-2-4-9-16-10-18-2-2-4-4-6-6l-8-8c-1-1-1 0-3-2s-3-3-4-5l-7-9c-1-2 0-1-1-3-1 0-1-1-2 0-1-2-2-3-3-4-3-2-5-7-7-10-1-3-2-3-4-5 0 0-1-1-2-2-1-2-3-4-3-6-1-3 0 0 0-2-1-1 0 0-1-1l-1-8c0-3-2-7-4-9-1-3 0-3-1-4s-1-2-2-4c-2-4-5-9-6-14 0-2-1-5-1-6s0-2 0-3-1-3-1-4v-2c-1 0-1 0-1 0 0-1 0 0 0-1l-1-4h2c-1-1-1-2-1-3v-4c-1-2 1 0-1-3l2-1c-1-1-1-4-2-5 0-2 0-1 1-3l-1-2c0-4 1-7 0-10l1-1c-1-1 0-4-1-7v-4-1-3c0-3-1-4-1-7l-1-8c-1-1-1-1-1-2l-1-3v-1l-2-8c-1-2-1-2-1-3v-2c0-1-1-2-1-2l-1-6c0-3-1-5-2-9v-2c-1-1 0 0-1-1v-3l-1-3c-1-6-1-3-4-8-2-2-2-1-3-3-2-4-4-8-7-11l-5-6c-5-4-6-8-8-13l-5-6c-2-3-9-18-11-22 0-2-1-3-2-5 0-2 0-2-1-3 0-1 0 0-1-2-1-3 0-2-2-5 0-1-1-1-1-2-2-4-5-10-6-15 0-1 1 1 0-2 0-1-1-2-1-4 0-3-1-5-1-7l-1-3v-1c0-1 0-1-1-2l1-1c0-1 0-2 0-3l-1-4c0-2 1 0 0-3l1-1c0-1-1-4-1-5s0-1 0-2v-8c0-2 1-3-1-5h2c-1-2 0-4-1-8v-3-1-2c0-2 0-3 0-5l-5-21c-1-2-1-3-1-4l-1-6c0-1-1-1-1-2l-3-14c-1-4 0 2 0-1l-2-8c-1-4 0-4-3-7l-4-4c-2-3-3-6-5-8-1-2-1-3-2-4l-7-6c-3-4-4-9-6-13l-5-6c-3-4-14-27-16-32 0-2-1-3-2-6 0-1-2-3-2-5 0-3 1 0-1-6l-2-5 1-1c-2-4 1 0-1-4h2l-1-2c3-2 1-2 3-5 0-1-1-1 2-2l-1-2h1l-1-2h2c-1-2-1-2 0-3 0-2-2-1 1-3v-2-1c0-7-7-10-8-12-2 1-1 0-3 0h-3c-2 0-3 0-5 1l-3-1c-2-1-2-1-3-3-2 1-1 0-4 1-2 0-1 0-3-1-1 0-1 0-2-1l-7 3c0 2-1 3-3 4z">
            <text:p/>
          </draw:path>
          <draw:polygon draw:style-name="gr2" draw:text-style-name="P2" draw:layer="layout" svg:width="0.002cm" svg:height="0.002cm" svg:x="1.586cm" svg:y="1.9cm" svg:viewBox="0 0 3 3" draw:points="0,3 3,0 2,0 0,0">
            <text:p/>
          </draw:polygon>
          <draw:path draw:style-name="gr2" draw:text-style-name="P2" draw:layer="layout" svg:width="0.002cm" svg:height="0.002cm" svg:x="1.65cm" svg:y="2.118cm" svg:viewBox="0 0 3 3" svg:d="M0 3c3-3 3-1 3-3h-3z">
            <text:p/>
          </draw:path>
          <draw:path draw:style-name="gr2" draw:text-style-name="P2" draw:layer="layout" svg:width="0.002cm" svg:height="0.001cm" svg:x="1.539cm" svg:y="2.127cm" svg:viewBox="0 0 3 2" svg:d="M3 0h-3c3 3 3 3 3 0z">
            <text:p/>
          </draw:path>
          <draw:path draw:style-name="gr2" draw:text-style-name="P2" draw:layer="layout" svg:width="0.002cm" svg:height="0.001cm" svg:x="1.807cm" svg:y="2.172cm" svg:viewBox="0 0 3 2" svg:d="M3 0h-3c3 2 0 2 3 0z">
            <text:p/>
          </draw:path>
          <draw:path draw:style-name="gr2" draw:text-style-name="P2" draw:layer="layout" svg:width="0cm" svg:height="0cm" svg:x="1.856cm" svg:y="2.208cm" svg:viewBox="0 0 0 1" svg:d="M0 0c0 2 0 0 0 0z">
            <text:p/>
          </draw:path>
          <draw:path draw:style-name="gr2" draw:text-style-name="P2" draw:layer="layout" svg:width="0cm" svg:height="0cm" svg:x="1.704cm" svg:y="1.969cm" svg:viewBox="0 0 0 1" svg:d="M0 0c0 2 0 0 0 0z">
            <text:p/>
          </draw:path>
          <draw:path draw:style-name="gr2" draw:text-style-name="P2" draw:layer="layout" svg:width="0.001cm" svg:height="0cm" svg:x="1.553cm" svg:y="1.824cm" svg:viewBox="0 0 2 1" svg:d="M0 0c2 2 2 0 0 0z">
            <text:p/>
          </draw:path>
          <draw:path draw:style-name="gr2" draw:text-style-name="P2" draw:layer="layout" svg:width="0.001cm" svg:height="0cm" svg:x="1.725cm" svg:y="2.029cm" svg:viewBox="0 0 2 1" svg:d="M0 0c2 2 2 0 0 0z">
            <text:p/>
          </draw:path>
          <draw:path draw:style-name="gr2" draw:text-style-name="P2" draw:layer="layout" svg:width="0.001cm" svg:height="0cm" svg:x="1.833cm" svg:y="2.208cm" svg:viewBox="0 0 2 1" svg:d="M0 0c2 2 2 0 0 0z">
            <text:p/>
          </draw:path>
          <draw:path draw:style-name="gr2" draw:text-style-name="P2" draw:layer="layout" svg:width="0.001cm" svg:height="0cm" svg:x="1.521cm" svg:y="2.066cm" svg:viewBox="0 0 2 1" svg:d="M0 0c2 2 2 0 0 0z">
            <text:p/>
          </draw:path>
          <draw:path draw:style-name="gr2" draw:text-style-name="P2" draw:layer="layout" svg:width="0cm" svg:height="0.001cm" svg:x="1.663cm" svg:y="2.205cm" svg:viewBox="0 0 1 2" svg:d="M0 0c0 2 2 2 0 0z">
            <text:p/>
          </draw:path>
          <draw:path draw:style-name="gr2" draw:text-style-name="P2" draw:layer="layout" svg:width="0cm" svg:height="0.001cm" svg:x="1.661cm" svg:y="1.841cm" svg:viewBox="0 0 1 2" svg:d="M0 0c0 2 2 2 0 0z">
            <text:p/>
          </draw:path>
          <draw:path draw:style-name="gr2" draw:text-style-name="P2" draw:layer="layout" svg:width="0cm" svg:height="0.001cm" svg:x="1.845cm" svg:y="1.986cm" svg:viewBox="0 0 1 2" svg:d="M0 0c0 2 2 2 0 0z">
            <text:p/>
          </draw:path>
          <draw:path draw:style-name="gr2" draw:text-style-name="P2" draw:layer="layout" svg:width="0cm" svg:height="0.001cm" svg:x="1.846cm" svg:y="1.986cm" svg:viewBox="0 0 1 2" svg:d="M0 0c0 2 2 2 0 0z">
            <text:p/>
          </draw:path>
          <draw:path draw:style-name="gr2" draw:text-style-name="P2" draw:layer="layout" svg:width="0cm" svg:height="0.001cm" svg:x="1.6cm" svg:y="2.234cm" svg:viewBox="0 0 1 2" svg:d="M0 0c0 2 2 2 0 0z">
            <text:p/>
          </draw:path>
          <draw:path draw:style-name="gr2" draw:text-style-name="P2" draw:layer="layout" svg:width="0.002cm" svg:height="0cm" svg:x="1.551cm" svg:y="1.826cm" svg:viewBox="0 0 3 0" svg:d="M0 0c0 0 6 0 0 0z">
            <text:p/>
          </draw:path>
          <draw:path draw:style-name="gr2" draw:text-style-name="P2" draw:layer="layout" svg:width="0cm" svg:height="0cm" svg:x="1.752cm" svg:y="2.256cm" svg:viewBox="0 0 0 1" svg:d="M0 0c0 2 0 0 0 0z">
            <text:p/>
          </draw:path>
          <draw:path draw:style-name="gr2" draw:text-style-name="P2" draw:layer="layout" svg:width="0cm" svg:height="0cm" svg:x="1.835cm" svg:y="2.041cm" svg:viewBox="0 0 0 1" svg:d="M0 0c0 2 0 0 0 0z">
            <text:p/>
          </draw:path>
          <draw:path draw:style-name="gr2" draw:text-style-name="P2" draw:layer="layout" svg:width="0cm" svg:height="0cm" svg:x="1.795cm" svg:y="2.176cm" svg:viewBox="0 0 0 1" svg:d="M0 0c0 2 0 0 0 0z">
            <text:p/>
          </draw:path>
          <draw:path draw:style-name="gr2" draw:text-style-name="P2" draw:layer="layout" svg:width="0cm" svg:height="0cm" svg:x="1.729cm" svg:y="2.27cm" svg:viewBox="0 0 0 1" svg:d="M0 0c0 2 0 0 0 0z">
            <text:p/>
          </draw:path>
          <draw:polygon draw:style-name="gr2" draw:text-style-name="P2" draw:layer="layout" svg:width="0cm" svg:height="0cm" svg:x="1.67cm" svg:y="2.058cm" svg:viewBox="0 0 0 0" draw:points="0,0">
            <text:p/>
          </draw:polygon>
          <draw:polygon draw:style-name="gr2" draw:text-style-name="P2" draw:layer="layout" svg:width="0cm" svg:height="0cm" svg:x="1.755cm" svg:y="2.245cm" svg:viewBox="0 0 0 0" draw:points="0,0">
            <text:p/>
          </draw:polygon>
          <draw:polygon draw:style-name="gr2" draw:text-style-name="P2" draw:layer="layout" svg:width="0cm" svg:height="0cm" svg:x="1.52cm" svg:y="2.067cm" svg:viewBox="0 0 0 0" draw:points="0,0">
            <text:p/>
          </draw:polygon>
        </draw:g>
        <draw:frame draw:style-name="gr5" draw:text-style-name="P1" draw:layer="layout" svg:width="10.729cm" svg:height="1.055cm" svg:x="2.977cm" svg:y="1.731cm">
          <draw:text-box>
            <text:p><text:span text:style-name="T3">Αφοί Στεφανίδη</text:span></text:p>
          </draw:text-box>
        </draw:frame>
        <draw:frame draw:style-name="gr6" draw:text-style-name="P1" draw:layer="layout" svg:width="6.7cm" svg:height="0.475cm" svg:x="2.831cm" svg:y="4.297cm">
          <draw:text-box>
            <text:p><text:span text:style-name="T4">Τηλ. 210 4951582</text:span></text:p>
          </draw:text-box>
        </draw:frame>
        <draw:frame draw:style-name="gr7" draw:text-style-name="P1" draw:layer="layout" svg:width="8.594cm" svg:height="0.475cm" svg:x="2.364cm" svg:y="4.818cm">
          <draw:text-box>
            <text:p><text:span text:style-name="T4">Κορυδαλλός <text:s/>τ.κ.18120</text:span></text:p>
          </draw:text-box>
        </draw:frame>
        <draw:frame draw:style-name="gr8" draw:text-style-name="P1" draw:layer="layout" svg:width="12.607cm" svg:height="0.475cm" svg:x="1.393cm" svg:y="3.775cm">
          <draw:text-box>
            <text:p><text:span text:style-name="T4">Ζωοδόχου Πηγής 12 &amp; Πυθαγόρα</text:span></text:p>
          </draw:text-box>
        </draw:frame>
        <draw:frame draw:style-name="gr9" draw:text-style-name="P1" draw:layer="layout" svg:width="7.445cm" svg:height="0.39cm" svg:x="4.578cm" svg:y="2.664cm">
          <draw:text-box>
            <text:p><text:span text:style-name="T5">afoistefanidi@gmail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Comic Sans MS" svg:font-family="'Comic Sans MS'"/>
    <style:font-face style:name="Comic Sans MS1" svg:font-family="'Comic Sans MS'" style:font-pitch="variable"/>
    <style:font-face style:name="Impact" svg:font-family="Impact"/>
    <style:font-face style:name="Impact1" svg:font-family="Impac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3T14:46:25.252000000</dc:date>
    <meta:editing-duration>PT4M5S</meta:editing-duration>
    <meta:editing-cycles>1</meta:editing-cycles>
    <meta:document-statistic meta:object-count="34"/>
    <meta:generator>LibreOffice/7.5.5.2$Windows_X86_64 LibreOffice_project/ca8fe7424262805f223b9a2334bc7181abbcbf5e</meta:generator>
  </office:meta>
</office:document-meta>
</file>